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yle6">
      <style:paragraph-properties fo:margin-left="4.826cm" fo:margin-right="0cm" fo:margin-top="0.046cm" fo:margin-bottom="0cm" fo:line-height="100%" fo:orphans="2" fo:widows="2" fo:text-indent="0cm" style:auto-text-indent="false"/>
    </style:style>
    <style:style style:name="P2" style:family="paragraph" style:parent-style-name="Style6">
      <style:paragraph-properties fo:margin-left="4.826cm" fo:margin-right="0cm" fo:margin-top="0.123cm" fo:margin-bottom="0cm" fo:line-height="100%" fo:orphans="2" fo:widows="2" fo:text-indent="0cm" style:auto-text-indent="false"/>
    </style:style>
    <style:style style:name="P3" style:family="paragraph" style:parent-style-name="Style6">
      <style:paragraph-properties fo:margin-left="4.826cm" fo:margin-right="0cm" fo:margin-top="0.42cm" fo:margin-bottom="0cm" fo:line-height="100%" fo:text-align="start" style:justify-single-word="false" fo:orphans="2" fo:widows="2" fo:text-indent="0cm" style:auto-text-indent="false">
        <style:tab-stops>
          <style:tab-stop style:position="14.185cm" style:leader-style="solid" style:leader-text="_"/>
        </style:tab-stops>
      </style:paragraph-properties>
    </style:style>
    <style:style style:name="P4" style:family="paragraph" style:parent-style-name="Style6">
      <style:paragraph-properties fo:margin-left="4.826cm" fo:margin-right="0cm" fo:margin-top="0.148cm" fo:margin-bottom="0cm" fo:line-height="100%" fo:orphans="2" fo:widows="2" fo:text-indent="0cm" style:auto-text-indent="false"/>
    </style:style>
    <style:style style:name="P5" style:family="paragraph" style:parent-style-name="Style6">
      <style:paragraph-properties fo:margin-left="4.826cm" fo:margin-right="0cm" fo:margin-top="0.393cm" fo:margin-bottom="0cm" fo:line-height="100%" fo:orphans="2" fo:widows="2" fo:text-indent="0cm" style:auto-text-indent="false"/>
    </style:style>
    <style:style style:name="P6" style:family="paragraph" style:parent-style-name="Style6">
      <style:paragraph-properties fo:margin-left="4.826cm" fo:margin-right="0cm" fo:margin-top="0.406cm" fo:margin-bottom="0cm" fo:line-height="100%" fo:text-align="start" style:justify-single-word="false" fo:orphans="2" fo:widows="2" fo:text-indent="0cm" style:auto-text-indent="false">
        <style:tab-stops>
          <style:tab-stop style:position="14.185cm" style:leader-style="solid" style:leader-text="_"/>
        </style:tab-stops>
      </style:paragraph-properties>
    </style:style>
    <style:style style:name="P7" style:family="paragraph" style:parent-style-name="Style6">
      <style:paragraph-properties fo:margin-left="4.826cm" fo:margin-right="0cm" fo:margin-top="0.085cm" fo:margin-bottom="0cm" fo:line-height="100%" fo:orphans="2" fo:widows="2" fo:text-indent="0cm" style:auto-text-indent="false"/>
    </style:style>
    <style:style style:name="P8" style:family="paragraph" style:parent-style-name="Style6">
      <style:paragraph-properties fo:margin-left="4.89cm" fo:margin-right="0cm" fo:margin-top="0.406cm" fo:margin-bottom="0cm" fo:line-height="100%" fo:orphans="2" fo:widows="2" fo:text-indent="0cm" style:auto-text-indent="false"/>
    </style:style>
    <style:style style:name="P9" style:family="paragraph" style:parent-style-name="Style6">
      <style:paragraph-properties fo:margin-left="5.766cm" fo:margin-right="0cm" fo:line-height="0.965cm" fo:text-align="start" style:justify-single-word="false" fo:orphans="2" fo:widows="2" fo:text-indent="0cm" style:auto-text-indent="false">
        <style:tab-stops>
          <style:tab-stop style:position="14.91cm" style:leader-style="solid" style:leader-text="_"/>
        </style:tab-stops>
      </style:paragraph-properties>
    </style:style>
    <style:style style:name="P10" style:family="paragraph" style:parent-style-name="Style6">
      <style:paragraph-properties fo:margin-left="4.851cm" fo:margin-right="0cm" fo:line-height="0.977cm" fo:text-align="start" style:justify-single-word="false" fo:orphans="2" fo:widows="2" fo:text-indent="0cm" style:auto-text-indent="false">
        <style:tab-stops>
          <style:tab-stop style:position="13.995cm" style:leader-style="solid" style:leader-text="_"/>
        </style:tab-stops>
      </style:paragraph-properties>
    </style:style>
    <style:style style:name="P11" style:family="paragraph" style:parent-style-name="Style6">
      <style:paragraph-properties fo:margin-left="4.851cm" fo:margin-right="0cm" fo:margin-top="0.085cm" fo:margin-bottom="0cm" fo:line-height="100%" fo:orphans="2" fo:widows="2" fo:text-indent="0cm" style:auto-text-indent="false"/>
    </style:style>
    <style:style style:name="P12" style:family="paragraph" style:parent-style-name="Style6">
      <style:paragraph-properties fo:margin-left="4.851cm" fo:margin-right="0cm" fo:margin-top="0.012cm" fo:margin-bottom="0cm" fo:line-height="0.953cm" fo:text-align="start" style:justify-single-word="false" fo:orphans="2" fo:widows="2" fo:text-indent="0cm" style:auto-text-indent="false">
        <style:tab-stops>
          <style:tab-stop style:position="14.212cm" style:leader-style="solid" style:leader-text="_"/>
        </style:tab-stops>
      </style:paragraph-properties>
    </style:style>
    <style:style style:name="P13" style:family="paragraph" style:parent-style-name="Style6">
      <style:paragraph-properties fo:margin-left="4.838cm" fo:margin-right="0cm" fo:line-height="0.965cm" fo:text-align="start" style:justify-single-word="false" fo:orphans="2" fo:widows="2" fo:text-indent="0cm" style:auto-text-indent="false">
        <style:tab-stops>
          <style:tab-stop style:position="13.982cm" style:leader-style="solid" style:leader-text="_"/>
        </style:tab-stops>
      </style:paragraph-properties>
    </style:style>
    <style:style style:name="P14" style:family="paragraph" style:parent-style-name="Style6">
      <style:paragraph-properties fo:margin-left="4.838cm" fo:margin-right="0cm" fo:line-height="0.977cm" fo:text-align="start" style:justify-single-word="false" fo:orphans="2" fo:widows="2" fo:text-indent="0cm" style:auto-text-indent="false">
        <style:tab-stops>
          <style:tab-stop style:position="14.199cm" style:leader-style="solid" style:leader-text="_"/>
        </style:tab-stops>
      </style:paragraph-properties>
    </style:style>
    <style:style style:name="P15" style:family="paragraph" style:parent-style-name="Style6">
      <style:paragraph-properties fo:margin-left="4.838cm" fo:margin-right="0cm" fo:margin-top="0.085cm" fo:margin-bottom="0cm" fo:line-height="100%" fo:orphans="2" fo:widows="2" fo:text-indent="0cm" style:auto-text-indent="false"/>
    </style:style>
    <style:style style:name="P16" style:family="paragraph" style:parent-style-name="Style6">
      <style:paragraph-properties fo:margin-left="5.549cm" fo:margin-right="0cm" fo:line-height="0.977cm" fo:text-align="start" style:justify-single-word="false" fo:orphans="2" fo:widows="2" fo:text-indent="0cm" style:auto-text-indent="false">
        <style:tab-stops>
          <style:tab-stop style:position="14.693cm" style:leader-style="solid" style:leader-text="_"/>
        </style:tab-stops>
      </style:paragraph-properties>
    </style:style>
    <style:style style:name="P17" style:family="paragraph" style:parent-style-name="Style6">
      <style:paragraph-properties fo:margin-left="4.965cm" fo:margin-right="0cm" fo:line-height="0.953cm" fo:text-align="start" style:justify-single-word="false" fo:orphans="2" fo:widows="2" fo:text-indent="0cm" style:auto-text-indent="false">
        <style:tab-stops>
          <style:tab-stop style:position="14.122cm" style:leader-style="solid" style:leader-text="_"/>
        </style:tab-stops>
      </style:paragraph-properties>
    </style:style>
    <style:style style:name="P18" style:family="paragraph" style:parent-style-name="Style6">
      <style:paragraph-properties fo:margin-left="4.877cm" fo:margin-right="0cm" fo:line-height="1.004cm" fo:text-align="start" style:justify-single-word="false" fo:orphans="2" fo:widows="2" fo:text-indent="0cm" style:auto-text-indent="false">
        <style:tab-stops>
          <style:tab-stop style:position="14.224cm" style:leader-style="solid" style:leader-text="_"/>
        </style:tab-stops>
      </style:paragraph-properties>
    </style:style>
    <style:style style:name="P19" style:family="paragraph" style:parent-style-name="Style6">
      <style:paragraph-properties fo:margin-left="4.877cm" fo:margin-right="0cm" fo:margin-top="0.148cm" fo:margin-bottom="0cm" fo:line-height="100%" fo:orphans="2" fo:widows="2" fo:text-indent="0cm" style:auto-text-indent="false"/>
    </style:style>
    <style:style style:name="P20" style:family="paragraph" style:parent-style-name="Style6">
      <style:paragraph-properties fo:margin-left="4.814cm" fo:margin-right="0cm" fo:line-height="0.977cm" fo:text-align="start" style:justify-single-word="false" fo:orphans="2" fo:widows="2" fo:text-indent="0cm" style:auto-text-indent="false">
        <style:tab-stops>
          <style:tab-stop style:position="14.185cm" style:leader-style="solid" style:leader-text="_"/>
        </style:tab-stops>
      </style:paragraph-properties>
    </style:style>
    <style:style style:name="P21" style:family="paragraph" style:parent-style-name="Style6">
      <style:paragraph-properties fo:margin-left="4.978cm" fo:margin-right="0cm" fo:line-height="0.965cm" fo:text-align="start" style:justify-single-word="false" fo:orphans="2" fo:widows="2" fo:text-indent="0cm" style:auto-text-indent="false">
        <style:tab-stops>
          <style:tab-stop style:position="14.339cm" style:leader-style="solid" style:leader-text="_"/>
        </style:tab-stops>
      </style:paragraph-properties>
    </style:style>
    <style:style style:name="P22" style:family="paragraph" style:parent-style-name="Style6">
      <style:paragraph-properties fo:margin-left="5.41cm" fo:margin-right="0cm" fo:line-height="0.965cm" fo:text-align="start" style:justify-single-word="false" fo:orphans="2" fo:widows="2" fo:text-indent="0cm" style:auto-text-indent="false">
        <style:tab-stops>
          <style:tab-stop style:position="14.771cm" style:leader-style="solid" style:leader-text="_"/>
        </style:tab-stops>
      </style:paragraph-properties>
    </style:style>
    <style:style style:name="P23" style:family="paragraph" style:parent-style-name="Style6">
      <style:paragraph-properties fo:margin-left="6.184cm" fo:margin-right="0cm" fo:line-height="0.965cm" fo:text-align="start" style:justify-single-word="false" fo:orphans="2" fo:widows="2" fo:text-indent="0cm" style:auto-text-indent="false">
        <style:tab-stops>
          <style:tab-stop style:position="15.545cm" style:leader-style="solid" style:leader-text="_"/>
        </style:tab-stops>
      </style:paragraph-properties>
    </style:style>
    <style:style style:name="P24" style:family="paragraph" style:parent-style-name="Style6">
      <style:paragraph-properties fo:margin-left="5.486cm" fo:margin-right="0cm" fo:line-height="0.965cm" fo:text-align="start" style:justify-single-word="false" fo:orphans="2" fo:widows="2" fo:text-indent="0cm" style:auto-text-indent="false">
        <style:tab-stops>
          <style:tab-stop style:position="14.847cm" style:leader-style="solid" style:leader-text="_"/>
        </style:tab-stops>
      </style:paragraph-properties>
    </style:style>
    <style:style style:name="P25" style:family="paragraph" style:parent-style-name="Style6">
      <style:paragraph-properties fo:margin-left="5.6cm" fo:margin-right="0cm" fo:margin-top="0.148cm" fo:margin-bottom="0cm" fo:line-height="100%" fo:orphans="2" fo:widows="2" fo:text-indent="0cm" style:auto-text-indent="false"/>
    </style:style>
    <style:style style:name="P26" style:family="paragraph" style:parent-style-name="Style6">
      <style:paragraph-properties fo:margin-left="0cm" fo:margin-right="3.925cm" fo:margin-top="0.085cm" fo:margin-bottom="0cm" fo:line-height="100%" fo:text-align="end" style:justify-single-word="false" fo:orphans="2" fo:widows="2" fo:text-indent="0cm" style:auto-text-indent="false"/>
    </style:style>
    <style:style style:name="P27" style:family="paragraph" style:parent-style-name="Style9" style:list-style-name="WWNum4">
      <style:paragraph-properties fo:margin-left="0cm" fo:margin-right="0cm" fo:line-height="0.483cm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28" style:family="paragraph" style:parent-style-name="Style9" style:list-style-name="WWNum12">
      <style:paragraph-properties fo:margin-left="0cm" fo:margin-right="0cm" fo:line-height="0.483cm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29" style:family="paragraph" style:parent-style-name="Style9" style:list-style-name="WWNum3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0" style:family="paragraph" style:parent-style-name="Style9" style:list-style-name="WWNum12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1" style:family="paragraph" style:parent-style-name="Style9" style:list-style-name="WWNum13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2" style:family="paragraph" style:parent-style-name="Style9" style:list-style-name="WWNum29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3" style:family="paragraph" style:parent-style-name="Style9" style:list-style-name="WWNum30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4" style:family="paragraph" style:parent-style-name="Style9" style:list-style-name="WWNum43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5" style:family="paragraph" style:parent-style-name="Style9" style:list-style-name="WWNum42">
      <style:paragraph-properties fo:margin-left="0cm" fo:margin-right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36" style:family="paragraph" style:parent-style-name="Style9" style:list-style-name="WWNum46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37" style:family="paragraph" style:parent-style-name="Style9" style:list-style-name="WWNum45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38" style:family="paragraph" style:parent-style-name="Style9" style:list-style-name="WWNum56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39" style:family="paragraph" style:parent-style-name="Style9" style:list-style-name="WWNum55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40" style:family="paragraph" style:parent-style-name="Style9" style:list-style-name="WWNum57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41" style:family="paragraph" style:parent-style-name="Style9" style:list-style-name="WWNum58">
      <style:paragraph-properties fo:margin-left="0cm" fo:margin-right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42" style:family="paragraph" style:parent-style-name="Style9" style:list-style-name="WWNum48">
      <style:paragraph-properties fo:margin-left="0cm" fo:margin-right="0cm" fo:orphans="2" fo:widows="2" fo:text-indent="0cm" style:auto-text-indent="false">
        <style:tab-stops>
          <style:tab-stop style:position="0.75cm"/>
        </style:tab-stops>
      </style:paragraph-properties>
    </style:style>
    <style:style style:name="P43" style:family="paragraph" style:parent-style-name="Style9" style:list-style-name="WWNum47">
      <style:paragraph-properties fo:margin-left="0cm" fo:margin-right="0cm" fo:orphans="2" fo:widows="2" fo:text-indent="0cm" style:auto-text-indent="false">
        <style:tab-stops>
          <style:tab-stop style:position="0.75cm"/>
        </style:tab-stops>
      </style:paragraph-properties>
    </style:style>
    <style:style style:name="P44" style:family="paragraph" style:parent-style-name="Style9" style:list-style-name="WWNum27">
      <style:paragraph-properties fo:margin-left="0cm" fo:margin-right="0cm" fo:line-height="0.469cm" fo:orphans="2" fo:widows="2" fo:text-indent="0cm" style:auto-text-indent="false">
        <style:tab-stops>
          <style:tab-stop style:position="0.635cm"/>
        </style:tab-stops>
      </style:paragraph-properties>
    </style:style>
    <style:style style:name="P45" style:family="paragraph" style:parent-style-name="Style9" style:list-style-name="WWNum48">
      <style:paragraph-properties fo:margin-left="0cm" fo:margin-right="0cm" fo:text-align="justify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46" style:family="paragraph" style:parent-style-name="Style9" style:list-style-name="WWNum54">
      <style:paragraph-properties fo:margin-left="0cm" fo:margin-right="0cm" fo:line-height="0.496cm" fo:orphans="2" fo:widows="2" fo:text-indent="0cm" style:auto-text-indent="false">
        <style:tab-stops>
          <style:tab-stop style:position="0.75cm"/>
        </style:tab-stops>
      </style:paragraph-properties>
    </style:style>
    <style:style style:name="P47" style:family="paragraph" style:parent-style-name="Style9" style:list-style-name="WWNum53">
      <style:paragraph-properties fo:margin-left="0cm" fo:margin-right="0cm" fo:line-height="0.496cm" fo:orphans="2" fo:widows="2" fo:text-indent="0cm" style:auto-text-indent="false">
        <style:tab-stops>
          <style:tab-stop style:position="0.75cm"/>
        </style:tab-stops>
      </style:paragraph-properties>
    </style:style>
    <style:style style:name="P48" style:family="paragraph" style:parent-style-name="Style9" style:list-style-name="WWNum59">
      <style:paragraph-properties fo:margin-left="0cm" fo:margin-right="0cm" fo:line-height="0.496cm" fo:orphans="2" fo:widows="2" fo:text-indent="0cm" style:auto-text-indent="false">
        <style:tab-stops>
          <style:tab-stop style:position="0.75cm"/>
        </style:tab-stops>
      </style:paragraph-properties>
    </style:style>
    <style:style style:name="P49" style:family="paragraph" style:parent-style-name="Style9" style:list-style-name="WWNum60">
      <style:paragraph-properties fo:margin-left="0cm" fo:margin-right="0cm" fo:line-height="0.496cm" fo:orphans="2" fo:widows="2" fo:text-indent="0cm" style:auto-text-indent="false">
        <style:tab-stops>
          <style:tab-stop style:position="0.75cm"/>
        </style:tab-stops>
      </style:paragraph-properties>
    </style:style>
    <style:style style:name="P50" style:family="paragraph" style:parent-style-name="Style9" style:list-style-name="WWNum3">
      <style:paragraph-properties fo:margin-left="0cm" fo:margin-right="0cm" fo:margin-top="0.457cm" fo:margin-bottom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51" style:family="paragraph" style:parent-style-name="Style9" style:list-style-name="WWNum42">
      <style:paragraph-properties fo:margin-left="0cm" fo:margin-right="0cm" fo:margin-top="0.457cm" fo:margin-bottom="0cm" fo:orphans="2" fo:widows="2" fo:text-indent="0cm" style:auto-text-indent="false">
        <style:tab-stops>
          <style:tab-stop style:position="0.635cm"/>
        </style:tab-stops>
      </style:paragraph-properties>
    </style:style>
    <style:style style:name="P52" style:family="paragraph" style:parent-style-name="Style9" style:list-style-name="WWNum17">
      <style:paragraph-properties fo:margin-left="0cm" fo:margin-right="0cm" fo:margin-top="0.102cm" fo:margin-bottom="0cm" fo:line-height="100%" fo:text-align="start" style:justify-single-word="false" fo:orphans="2" fo:widows="2" fo:text-indent="0cm" style:auto-text-indent="false">
        <style:tab-stops>
          <style:tab-stop style:position="0.623cm"/>
        </style:tab-stops>
      </style:paragraph-properties>
    </style:style>
    <style:style style:name="P53" style:family="paragraph" style:parent-style-name="Style9" style:list-style-name="WWNum16">
      <style:paragraph-properties fo:margin-left="0cm" fo:margin-right="0cm" fo:margin-top="0.012cm" fo:margin-bottom="0cm" fo:line-height="0.965cm" fo:orphans="2" fo:widows="2" fo:text-indent="0cm" style:auto-text-indent="false">
        <style:tab-stops>
          <style:tab-stop style:position="0.623cm"/>
        </style:tab-stops>
      </style:paragraph-properties>
    </style:style>
    <style:style style:name="P54" style:family="paragraph" style:parent-style-name="Style9" style:list-style-name="WWNum16">
      <style:paragraph-properties fo:margin-left="0cm" fo:margin-right="0cm" fo:margin-top="0.012cm" fo:margin-bottom="0cm" fo:line-height="100%" fo:orphans="2" fo:widows="2" fo:text-indent="0cm" style:auto-text-indent="false">
        <style:tab-stops>
          <style:tab-stop style:position="0.623cm"/>
        </style:tab-stops>
      </style:paragraph-properties>
    </style:style>
    <style:style style:name="P55" style:family="paragraph" style:parent-style-name="Style9" style:list-style-name="WWNum17">
      <style:paragraph-properties fo:margin-left="0cm" fo:margin-right="0cm" fo:margin-top="0.039cm" fo:margin-bottom="0cm" fo:line-height="100%" fo:orphans="2" fo:widows="2" fo:text-indent="0cm" style:auto-text-indent="false">
        <style:tab-stops>
          <style:tab-stop style:position="0.623cm"/>
        </style:tab-stops>
      </style:paragraph-properties>
    </style:style>
    <style:style style:name="P56" style:family="paragraph" style:parent-style-name="Style9" style:list-style-name="WWNum27">
      <style:paragraph-properties fo:margin-left="0cm" fo:margin-right="0cm" fo:margin-top="0.088cm" fo:margin-bottom="0cm" fo:line-height="100%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57" style:family="paragraph" style:parent-style-name="Style9" style:list-style-name="WWNum29">
      <style:paragraph-properties fo:margin-left="0cm" fo:margin-right="0cm" fo:margin-top="0.088cm" fo:margin-bottom="0cm" fo:line-height="100%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58" style:family="paragraph" style:parent-style-name="Style9" style:list-style-name="WWNum28">
      <style:paragraph-properties fo:margin-left="0cm" fo:margin-right="0cm" fo:margin-top="0.088cm" fo:margin-bottom="0cm" fo:line-height="100%" fo:orphans="2" fo:widows="2" fo:text-indent="0cm" style:auto-text-indent="false">
        <style:tab-stops>
          <style:tab-stop style:position="0.635cm"/>
        </style:tab-stops>
      </style:paragraph-properties>
    </style:style>
    <style:style style:name="P59" style:family="paragraph" style:parent-style-name="Style9" style:list-style-name="WWNum43">
      <style:paragraph-properties fo:margin-left="0cm" fo:margin-right="0cm" fo:margin-top="0.088cm" fo:margin-bottom="0cm" fo:line-height="0.496cm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60" style:family="paragraph" style:parent-style-name="Style9" style:list-style-name="WWNum46">
      <style:paragraph-properties fo:margin-left="0cm" fo:margin-right="0cm" fo:margin-top="0.088cm" fo:margin-bottom="0cm" fo:line-height="0.496cm" fo:text-align="start" style:justify-single-word="false" fo:orphans="2" fo:widows="2" fo:text-indent="0cm" style:auto-text-indent="false">
        <style:tab-stops>
          <style:tab-stop style:position="0.762cm"/>
        </style:tab-stops>
      </style:paragraph-properties>
    </style:style>
    <style:style style:name="P61" style:family="paragraph" style:parent-style-name="Style9" style:list-style-name="WWNum48">
      <style:paragraph-properties fo:margin-left="0cm" fo:margin-right="0cm" fo:margin-top="0.088cm" fo:margin-bottom="0cm" fo:line-height="0.496cm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62" style:family="paragraph" style:parent-style-name="Style9" style:list-style-name="WWNum54">
      <style:paragraph-properties fo:margin-left="0cm" fo:margin-right="0cm" fo:margin-top="0.088cm" fo:margin-bottom="0cm" fo:line-height="0.496cm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63" style:family="paragraph" style:parent-style-name="Style9" style:list-style-name="WWNum27">
      <style:paragraph-properties fo:margin-left="0cm" fo:margin-right="0cm" fo:margin-top="0.483cm" fo:margin-bottom="0cm" fo:line-height="0.469cm" fo:orphans="2" fo:widows="2" fo:text-indent="0cm" style:auto-text-indent="false">
        <style:tab-stops>
          <style:tab-stop style:position="0.635cm"/>
        </style:tab-stops>
      </style:paragraph-properties>
    </style:style>
    <style:style style:name="P64" style:family="paragraph" style:parent-style-name="Style9" style:list-style-name="WWNum29">
      <style:paragraph-properties fo:margin-left="0cm" fo:margin-right="0cm" fo:margin-top="0.483cm" fo:margin-bottom="0cm" fo:text-align="justify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65" style:family="paragraph" style:parent-style-name="Style9" style:list-style-name="WWNum47">
      <style:paragraph-properties fo:margin-left="0cm" fo:margin-right="0cm" fo:margin-top="0.483cm" fo:margin-bottom="0cm" fo:text-align="justify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66" style:family="paragraph" style:parent-style-name="Style9" style:list-style-name="WWNum45">
      <style:paragraph-properties fo:margin-left="0cm" fo:margin-right="0cm" fo:margin-top="0.356cm" fo:margin-bottom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67" style:family="paragraph" style:parent-style-name="Style9" style:list-style-name="WWNum55">
      <style:paragraph-properties fo:margin-left="0cm" fo:margin-right="0cm" fo:margin-top="0.496cm" fo:margin-bottom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68" style:family="paragraph" style:parent-style-name="Style9" style:list-style-name="WWNum53">
      <style:paragraph-properties fo:margin-left="0cm" fo:margin-right="0cm" fo:margin-top="0.559cm" fo:margin-bottom="0cm" fo:line-height="100%" fo:orphans="2" fo:widows="2" fo:text-indent="0cm" style:auto-text-indent="false">
        <style:tab-stops>
          <style:tab-stop style:position="0.75cm"/>
        </style:tab-stops>
      </style:paragraph-properties>
    </style:style>
    <style:style style:name="P69" style:family="paragraph" style:parent-style-name="Style9" style:list-style-name="WWNum59">
      <style:paragraph-properties fo:margin-left="0cm" fo:margin-right="0cm" fo:margin-top="0.051cm" fo:margin-bottom="0.826cm" fo:line-height="100%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70" style:family="paragraph" style:parent-style-name="Style9" style:list-style-name="WWNum57">
      <style:paragraph-properties fo:margin-left="0cm" fo:margin-right="0cm" fo:margin-top="0.051cm" fo:margin-bottom="0.826cm" fo:line-height="100%" fo:text-align="start" style:justify-single-word="false" fo:orphans="2" fo:widows="2" fo:text-indent="0cm" style:auto-text-indent="false">
        <style:tab-stops>
          <style:tab-stop style:position="0.762cm"/>
        </style:tab-stops>
      </style:paragraph-properties>
    </style:style>
    <style:style style:name="P71" style:family="paragraph" style:parent-style-name="Style9" style:list-style-name="WWNum59">
      <style:paragraph-properties fo:margin-left="0cm" fo:margin-right="0cm" fo:margin-top="0.469cm" fo:margin-bottom="0cm" fo:line-height="0.496cm" fo:orphans="2" fo:widows="2" fo:text-indent="0cm" style:auto-text-indent="false">
        <style:tab-stops>
          <style:tab-stop style:position="0.75cm"/>
        </style:tab-stops>
      </style:paragraph-properties>
    </style:style>
    <style:style style:name="P72" style:family="paragraph" style:parent-style-name="Style9" style:list-style-name="WWNum57">
      <style:paragraph-properties fo:margin-left="0cm" fo:margin-right="0cm" fo:margin-top="0.381cm" fo:margin-bottom="0cm" fo:orphans="2" fo:widows="2" fo:text-indent="0cm" style:auto-text-indent="false">
        <style:tab-stops>
          <style:tab-stop style:position="0.762cm"/>
        </style:tab-stops>
      </style:paragraph-properties>
    </style:style>
    <style:style style:name="P73" style:family="paragraph" style:parent-style-name="Style9" style:list-style-name="WWNum4">
      <style:paragraph-properties fo:margin-left="0.635cm" fo:margin-right="0cm" fo:orphans="2" fo:widows="2" fo:text-indent="-0.635cm" style:auto-text-indent="false">
        <style:tab-stops>
          <style:tab-stop style:position="0.635cm"/>
        </style:tab-stops>
      </style:paragraph-properties>
    </style:style>
    <style:style style:name="P74" style:family="paragraph" style:parent-style-name="Style9" style:list-style-name="WWNum27">
      <style:paragraph-properties fo:margin-left="0.635cm" fo:margin-right="0cm" fo:line-height="0.469cm" fo:orphans="2" fo:widows="2" fo:text-indent="-0.635cm" style:auto-text-indent="false">
        <style:tab-stops>
          <style:tab-stop style:position="0.635cm"/>
        </style:tab-stops>
      </style:paragraph-properties>
    </style:style>
    <style:style style:name="P75" style:family="paragraph" style:parent-style-name="Style9" style:list-style-name="WWNum12">
      <style:paragraph-properties fo:margin-left="0.635cm" fo:margin-right="0cm" fo:margin-top="0.012cm" fo:margin-bottom="0cm" fo:orphans="2" fo:widows="2" fo:text-indent="-0.635cm" style:auto-text-indent="false">
        <style:tab-stops>
          <style:tab-stop style:position="0.635cm"/>
        </style:tab-stops>
      </style:paragraph-properties>
    </style:style>
    <style:style style:name="P76" style:family="paragraph" style:parent-style-name="Style9" style:list-style-name="WWNum11">
      <style:paragraph-properties fo:margin-left="0.928cm" fo:margin-right="0cm" fo:line-height="0.483cm" fo:text-align="start" style:justify-single-word="false" fo:orphans="2" fo:widows="2" fo:text-indent="0cm" style:auto-text-indent="false">
        <style:tab-stops>
          <style:tab-stop style:position="1.563cm"/>
        </style:tab-stops>
      </style:paragraph-properties>
    </style:style>
    <style:style style:name="P77" style:family="paragraph" style:parent-style-name="Style9" style:list-style-name="WWNum11">
      <style:paragraph-properties fo:margin-left="0.928cm" fo:margin-right="0cm" fo:orphans="2" fo:widows="2" fo:text-indent="0cm" style:auto-text-indent="false">
        <style:tab-stops>
          <style:tab-stop style:position="1.563cm"/>
        </style:tab-stops>
      </style:paragraph-properties>
    </style:style>
    <style:style style:name="P78" style:family="paragraph" style:parent-style-name="Style9" style:list-style-name="WWNum10">
      <style:paragraph-properties fo:margin-left="0.928cm" fo:margin-right="0cm" fo:orphans="2" fo:widows="2" fo:text-indent="0cm" style:auto-text-indent="false">
        <style:tab-stops>
          <style:tab-stop style:position="1.563cm"/>
        </style:tab-stops>
      </style:paragraph-properties>
    </style:style>
    <style:style style:name="P79" style:family="paragraph" style:parent-style-name="Style9" style:list-style-name="WWNum10">
      <style:paragraph-properties fo:margin-left="0.928cm" fo:margin-right="0cm" fo:margin-top="0.356cm" fo:margin-bottom="0cm" fo:line-height="0.496cm" fo:orphans="2" fo:widows="2" fo:text-indent="0cm" style:auto-text-indent="false">
        <style:tab-stops>
          <style:tab-stop style:position="1.563cm"/>
        </style:tab-stops>
      </style:paragraph-properties>
    </style:style>
    <style:style style:name="P80" style:family="paragraph" style:parent-style-name="Style9" style:list-style-name="WWNum11">
      <style:paragraph-properties fo:margin-left="1.563cm" fo:margin-right="0cm" fo:line-height="0.496cm" fo:orphans="2" fo:widows="2" fo:text-indent="-0.635cm" style:auto-text-indent="false">
        <style:tab-stops>
          <style:tab-stop style:position="1.563cm"/>
        </style:tab-stops>
      </style:paragraph-properties>
    </style:style>
    <style:style style:name="P81" style:family="paragraph" style:parent-style-name="Style9" style:list-style-name="WWNum12">
      <style:paragraph-properties fo:margin-left="0.635cm" fo:margin-right="1.727cm" fo:margin-top="0.369cm" fo:margin-bottom="0cm" fo:orphans="2" fo:widows="2" fo:text-indent="-0.635cm" style:auto-text-indent="false">
        <style:tab-stops>
          <style:tab-stop style:position="0.635cm"/>
        </style:tab-stops>
      </style:paragraph-properties>
    </style:style>
    <style:style style:name="P82" style:family="paragraph" style:parent-style-name="Style9" style:list-style-name="WWNum17">
      <style:paragraph-properties fo:margin-left="0.623cm" fo:margin-right="0cm" fo:line-height="0.547cm" fo:orphans="2" fo:widows="2" fo:text-indent="-0.623cm" style:auto-text-indent="false">
        <style:tab-stops>
          <style:tab-stop style:position="0.623cm"/>
        </style:tab-stops>
      </style:paragraph-properties>
    </style:style>
    <style:style style:name="P83" style:family="paragraph" style:parent-style-name="Style9" style:list-style-name="WWNum44">
      <style:paragraph-properties fo:margin-left="0.623cm" fo:margin-right="0cm" fo:orphans="2" fo:widows="2" fo:text-indent="-0.623cm" style:auto-text-indent="false">
        <style:tab-stops>
          <style:tab-stop style:position="0.623cm"/>
        </style:tab-stops>
      </style:paragraph-properties>
    </style:style>
    <style:style style:name="P84" style:family="paragraph" style:parent-style-name="Style9" style:list-style-name="WWNum15">
      <style:paragraph-properties fo:margin-left="0.674cm" fo:margin-right="0cm" fo:margin-top="0.102cm" fo:margin-bottom="0cm" fo:line-height="100%" fo:text-align="start" style:justify-single-word="false" fo:orphans="2" fo:widows="2" fo:text-indent="0cm" style:auto-text-indent="false">
        <style:tab-stops>
          <style:tab-stop style:position="1.309cm"/>
        </style:tab-stops>
      </style:paragraph-properties>
    </style:style>
    <style:style style:name="P85" style:family="paragraph" style:parent-style-name="Style9" style:list-style-name="WWNum15">
      <style:paragraph-properties fo:margin-left="0.674cm" fo:margin-right="0cm" fo:orphans="2" fo:widows="2" fo:text-indent="0cm" style:auto-text-indent="false">
        <style:tab-stops>
          <style:tab-stop style:position="1.309cm"/>
        </style:tab-stops>
      </style:paragraph-properties>
    </style:style>
    <style:style style:name="P86" style:family="paragraph" style:parent-style-name="Style9" style:list-style-name="WWNum14">
      <style:paragraph-properties fo:margin-left="0.674cm" fo:margin-right="0cm" fo:orphans="2" fo:widows="2" fo:text-indent="0cm" style:auto-text-indent="false">
        <style:tab-stops>
          <style:tab-stop style:position="1.309cm"/>
        </style:tab-stops>
      </style:paragraph-properties>
    </style:style>
    <style:style style:name="P87" style:family="paragraph" style:parent-style-name="Style9" style:list-style-name="WWNum14">
      <style:paragraph-properties fo:margin-left="1.309cm" fo:margin-right="0cm" fo:margin-top="0.381cm" fo:margin-bottom="0cm" fo:line-height="0.469cm" fo:orphans="2" fo:widows="2" fo:text-indent="-0.635cm" style:auto-text-indent="false">
        <style:tab-stops>
          <style:tab-stop style:position="1.309cm"/>
        </style:tab-stops>
      </style:paragraph-properties>
    </style:style>
    <style:style style:name="P88" style:family="paragraph" style:parent-style-name="Style9" style:list-style-name="WWNum15">
      <style:paragraph-properties fo:margin-left="1.309cm" fo:margin-right="0cm" fo:orphans="2" fo:widows="2" fo:text-indent="-0.635cm" style:auto-text-indent="false">
        <style:tab-stops>
          <style:tab-stop style:position="1.309cm"/>
        </style:tab-stops>
      </style:paragraph-properties>
    </style:style>
    <style:style style:name="P89" style:family="paragraph" style:parent-style-name="Style9" style:list-style-name="WWNum18">
      <style:paragraph-properties fo:margin-left="0.596cm" fo:margin-right="0cm" fo:line-height="0.584cm" fo:orphans="2" fo:widows="2" fo:text-indent="-0.596cm" style:auto-text-indent="false">
        <style:tab-stops>
          <style:tab-stop style:position="0.596cm"/>
        </style:tab-stops>
      </style:paragraph-properties>
    </style:style>
    <style:style style:name="P90" style:family="paragraph" style:parent-style-name="Style9" style:list-style-name="WWNum18">
      <style:paragraph-properties fo:margin-left="0.596cm" fo:margin-right="0cm" fo:line-height="0.559cm" fo:orphans="2" fo:widows="2" fo:text-indent="-0.596cm" style:auto-text-indent="false">
        <style:tab-stops>
          <style:tab-stop style:position="0.596cm"/>
        </style:tab-stops>
      </style:paragraph-properties>
    </style:style>
    <style:style style:name="P91" style:family="paragraph" style:parent-style-name="Style9" style:list-style-name="WWNum19">
      <style:paragraph-properties fo:margin-left="0.596cm" fo:margin-right="2.591cm" fo:line-height="0.52cm" fo:orphans="2" fo:widows="2" fo:text-indent="-0.596cm" style:auto-text-indent="false">
        <style:tab-stops>
          <style:tab-stop style:position="0.596cm"/>
        </style:tab-stops>
      </style:paragraph-properties>
    </style:style>
    <style:style style:name="P92" style:family="paragraph" style:parent-style-name="Style9" style:list-style-name="WWNum33">
      <style:paragraph-properties fo:margin-left="1.485cm" fo:margin-right="0cm" fo:margin-top="0.088cm" fo:margin-bottom="0cm" fo:line-height="100%" fo:text-align="start" style:justify-single-word="false" fo:orphans="2" fo:widows="2" fo:text-indent="0cm" style:auto-text-indent="false">
        <style:tab-stops>
          <style:tab-stop style:position="2.134cm"/>
        </style:tab-stops>
      </style:paragraph-properties>
    </style:style>
    <style:style style:name="P93" style:family="paragraph" style:parent-style-name="Style9" style:list-style-name="WWNum33">
      <style:paragraph-properties fo:margin-left="1.485cm" fo:margin-right="0cm" fo:margin-top="0.369cm" fo:margin-bottom="0cm" fo:orphans="2" fo:widows="2" fo:text-indent="0cm" style:auto-text-indent="false">
        <style:tab-stops>
          <style:tab-stop style:position="2.134cm"/>
        </style:tab-stops>
      </style:paragraph-properties>
    </style:style>
    <style:style style:name="P94" style:family="paragraph" style:parent-style-name="Style9" style:list-style-name="WWNum33">
      <style:paragraph-properties fo:margin-left="1.485cm" fo:margin-right="0cm" fo:orphans="2" fo:widows="2" fo:text-indent="0cm" style:auto-text-indent="false">
        <style:tab-stops>
          <style:tab-stop style:position="2.134cm"/>
        </style:tab-stops>
      </style:paragraph-properties>
    </style:style>
    <style:style style:name="P95" style:family="paragraph" style:parent-style-name="Style9" style:list-style-name="WWNum35">
      <style:paragraph-properties fo:margin-left="1.485cm" fo:margin-right="0cm" fo:orphans="2" fo:widows="2" fo:text-indent="0cm" style:auto-text-indent="false">
        <style:tab-stops>
          <style:tab-stop style:position="2.134cm"/>
        </style:tab-stops>
      </style:paragraph-properties>
    </style:style>
    <style:style style:name="P96" style:family="paragraph" style:parent-style-name="Style9" style:list-style-name="WWNum34">
      <style:paragraph-properties fo:margin-left="2.134cm" fo:margin-right="0cm" fo:orphans="2" fo:widows="2" fo:text-indent="-0.647cm" style:auto-text-indent="false">
        <style:tab-stops>
          <style:tab-stop style:position="2.134cm"/>
        </style:tab-stops>
      </style:paragraph-properties>
    </style:style>
    <style:style style:name="P97" style:family="paragraph" style:parent-style-name="Style9" style:list-style-name="WWNum36">
      <style:paragraph-properties fo:margin-left="1.969cm" fo:margin-right="0cm" fo:margin-top="0.088cm" fo:margin-bottom="0cm" fo:line-height="0.496cm" fo:text-align="start" style:justify-single-word="false" fo:orphans="2" fo:widows="2" fo:text-indent="-0.635cm" style:auto-text-indent="false">
        <style:tab-stops>
          <style:tab-stop style:position="1.969cm"/>
        </style:tab-stops>
      </style:paragraph-properties>
    </style:style>
    <style:style style:name="P98" style:family="paragraph" style:parent-style-name="Style9" style:list-style-name="WWNum36">
      <style:paragraph-properties fo:margin-left="1.969cm" fo:margin-right="0cm" fo:line-height="0.496cm" fo:orphans="2" fo:widows="2" fo:text-indent="-0.635cm" style:auto-text-indent="false">
        <style:tab-stops>
          <style:tab-stop style:position="1.969cm"/>
        </style:tab-stops>
      </style:paragraph-properties>
    </style:style>
    <style:style style:name="P99" style:family="paragraph" style:parent-style-name="Style9" style:list-style-name="WWNum36">
      <style:paragraph-properties fo:margin-left="1.334cm" fo:margin-right="0cm" fo:margin-top="0.356cm" fo:margin-bottom="0cm" fo:line-height="0.496cm" fo:orphans="2" fo:widows="2" fo:text-indent="0cm" style:auto-text-indent="false">
        <style:tab-stops>
          <style:tab-stop style:position="1.969cm"/>
        </style:tab-stops>
      </style:paragraph-properties>
    </style:style>
    <style:style style:name="P100" style:family="paragraph" style:parent-style-name="Style9" style:list-style-name="WWNum36">
      <style:paragraph-properties fo:margin-left="1.334cm" fo:margin-right="0cm" fo:line-height="0.496cm" fo:orphans="2" fo:widows="2" fo:text-indent="0cm" style:auto-text-indent="false">
        <style:tab-stops>
          <style:tab-stop style:position="1.969cm"/>
        </style:tab-stops>
      </style:paragraph-properties>
    </style:style>
    <style:style style:name="P101" style:family="paragraph" style:parent-style-name="Style9" style:list-style-name="WWNum37">
      <style:paragraph-properties fo:margin-left="1.334cm" fo:margin-right="0cm" fo:line-height="0.496cm" fo:orphans="2" fo:widows="2" fo:text-indent="0cm" style:auto-text-indent="false">
        <style:tab-stops>
          <style:tab-stop style:position="1.969cm"/>
        </style:tab-stops>
      </style:paragraph-properties>
    </style:style>
    <style:style style:name="P102" style:family="paragraph" style:parent-style-name="Style9" style:list-style-name="WWNum40">
      <style:paragraph-properties fo:margin-left="0.75cm" fo:margin-right="0cm" fo:margin-top="0.088cm" fo:margin-bottom="0cm" fo:line-height="0.496cm" fo:text-align="start" style:justify-single-word="false" fo:orphans="2" fo:widows="2" fo:text-indent="0cm" style:auto-text-indent="false">
        <style:tab-stops>
          <style:tab-stop style:position="1.397cm"/>
        </style:tab-stops>
      </style:paragraph-properties>
    </style:style>
    <style:style style:name="P103" style:family="paragraph" style:parent-style-name="Style9" style:list-style-name="WWNum40">
      <style:paragraph-properties fo:margin-left="0.75cm" fo:margin-right="0cm" fo:orphans="2" fo:widows="2" fo:text-indent="0cm" style:auto-text-indent="false">
        <style:tab-stops>
          <style:tab-stop style:position="1.397cm"/>
        </style:tab-stops>
      </style:paragraph-properties>
    </style:style>
    <style:style style:name="P104" style:family="paragraph" style:parent-style-name="Style9" style:list-style-name="WWNum41">
      <style:paragraph-properties fo:margin-left="0.75cm" fo:margin-right="0cm" fo:orphans="2" fo:widows="2" fo:text-indent="0cm" style:auto-text-indent="false">
        <style:tab-stops>
          <style:tab-stop style:position="1.397cm"/>
        </style:tab-stops>
      </style:paragraph-properties>
    </style:style>
    <style:style style:name="P105" style:family="paragraph" style:parent-style-name="Style9" style:list-style-name="WWNum40">
      <style:paragraph-properties fo:margin-left="1.397cm" fo:margin-right="0cm" fo:margin-top="0.483cm" fo:margin-bottom="0cm" fo:orphans="2" fo:widows="2" fo:text-indent="-0.647cm" style:auto-text-indent="false">
        <style:tab-stops>
          <style:tab-stop style:position="1.397cm"/>
        </style:tab-stops>
      </style:paragraph-properties>
    </style:style>
    <style:style style:name="P106" style:family="paragraph" style:parent-style-name="Style9" style:list-style-name="WWNum46">
      <style:paragraph-properties fo:margin-left="0.762cm" fo:margin-right="0.864cm" fo:orphans="2" fo:widows="2" fo:text-indent="-0.762cm" style:auto-text-indent="false">
        <style:tab-stops>
          <style:tab-stop style:position="0.762cm"/>
        </style:tab-stops>
      </style:paragraph-properties>
    </style:style>
    <style:style style:name="P107" style:family="paragraph" style:parent-style-name="Style9" style:list-style-name="WWNum56">
      <style:paragraph-properties fo:margin-left="0.762cm" fo:margin-right="2.591cm" fo:margin-top="0.088cm" fo:margin-bottom="0cm" fo:line-height="0.483cm" fo:text-align="start" style:justify-single-word="false" fo:orphans="2" fo:widows="2" fo:text-indent="-0.762cm" style:auto-text-indent="false">
        <style:tab-stops>
          <style:tab-stop style:position="0.762cm"/>
        </style:tab-stops>
      </style:paragraph-properties>
    </style:style>
    <style:style style:name="P108" style:family="paragraph" style:parent-style-name="Style9" style:list-style-name="WWNum57">
      <style:paragraph-properties fo:margin-left="0.762cm" fo:margin-right="0cm" fo:orphans="2" fo:widows="2" fo:text-indent="-0.762cm" style:auto-text-indent="false">
        <style:tab-stops>
          <style:tab-stop style:position="0.762cm"/>
        </style:tab-stops>
      </style:paragraph-properties>
    </style:style>
    <style:style style:name="P109" style:family="paragraph" style:parent-style-name="Style1">
      <style:paragraph-properties fo:margin-left="4.611cm" fo:margin-right="0cm" fo:margin-top="0.369cm" fo:margin-bottom="0cm" fo:text-align="justify" style:justify-single-word="false" fo:orphans="2" fo:widows="2" fo:text-indent="0cm" style:auto-text-indent="false"/>
    </style:style>
    <style:style style:name="P110" style:family="paragraph" style:parent-style-name="Style1">
      <style:paragraph-properties fo:margin-left="4.826cm" fo:margin-right="0cm" fo:margin-top="0.046cm" fo:margin-bottom="0cm" fo:text-align="justify" style:justify-single-word="false" fo:orphans="2" fo:widows="2" fo:text-indent="0cm" style:auto-text-indent="false"/>
    </style:style>
    <style:style style:name="P111" style:family="paragraph" style:parent-style-name="Style1">
      <style:paragraph-properties fo:margin-left="4.865cm" fo:margin-right="0cm" fo:margin-top="0.034cm" fo:margin-bottom="0cm" fo:text-align="justify" style:justify-single-word="false" fo:orphans="2" fo:widows="2" fo:text-indent="0cm" style:auto-text-indent="false"/>
    </style:style>
    <style:style style:name="P112" style:family="paragraph" style:parent-style-name="Style14" style:list-style-name="WWNum5">
      <style:paragraph-properties fo:line-height="0.483cm" fo:orphans="2" fo:widows="2">
        <style:tab-stops>
          <style:tab-stop style:position="0.584cm"/>
        </style:tab-stops>
      </style:paragraph-properties>
    </style:style>
    <style:style style:name="P113" style:family="paragraph" style:parent-style-name="Style14" style:list-style-name="WWNum9">
      <style:paragraph-properties fo:line-height="0.483cm" fo:orphans="2" fo:widows="2">
        <style:tab-stops>
          <style:tab-stop style:position="0.572cm"/>
        </style:tab-stops>
      </style:paragraph-properties>
    </style:style>
    <style:style style:name="P114" style:family="paragraph" style:parent-style-name="Style14" style:list-style-name="WWNum5">
      <style:paragraph-properties fo:line-height="0.483cm" fo:text-align="start" style:justify-single-word="false" fo:orphans="2" fo:widows="2">
        <style:tab-stops>
          <style:tab-stop style:position="0.584cm"/>
        </style:tab-stops>
      </style:paragraph-properties>
    </style:style>
    <style:style style:name="P115" style:family="paragraph" style:parent-style-name="Style14" style:list-style-name="WWNum9">
      <style:paragraph-properties fo:line-height="0.483cm" fo:text-align="start" style:justify-single-word="false" fo:orphans="2" fo:widows="2">
        <style:tab-stops>
          <style:tab-stop style:position="0.572cm"/>
        </style:tab-stops>
      </style:paragraph-properties>
    </style:style>
    <style:style style:name="P116" style:family="paragraph" style:parent-style-name="Style14" style:list-style-name="WWNum8">
      <style:paragraph-properties fo:line-height="0.483cm" fo:text-align="start" style:justify-single-word="false" fo:orphans="2" fo:widows="2">
        <style:tab-stops>
          <style:tab-stop style:position="0.572cm"/>
        </style:tab-stops>
      </style:paragraph-properties>
    </style:style>
    <style:style style:name="P117" style:family="paragraph" style:parent-style-name="Style14" style:list-style-name="WWNum22">
      <style:paragraph-properties fo:line-height="0.469cm" fo:text-align="start" style:justify-single-word="false" fo:orphans="2" fo:widows="2">
        <style:tab-stops>
          <style:tab-stop style:position="0.533cm"/>
        </style:tab-stops>
      </style:paragraph-properties>
    </style:style>
    <style:style style:name="P118" style:family="paragraph" style:parent-style-name="Style14" style:list-style-name="WWNum5">
      <style:paragraph-properties fo:margin-top="0.483cm" fo:margin-bottom="0cm" fo:line-height="0.483cm" fo:text-align="start" style:justify-single-word="false" fo:orphans="2" fo:widows="2">
        <style:tab-stops>
          <style:tab-stop style:position="0.584cm"/>
        </style:tab-stops>
      </style:paragraph-properties>
    </style:style>
    <style:style style:name="P119" style:family="paragraph" style:parent-style-name="Style14" style:list-style-name="WWNum8">
      <style:paragraph-properties fo:margin-top="0.496cm" fo:margin-bottom="0cm" fo:line-height="0.483cm" fo:text-align="start" style:justify-single-word="false" fo:orphans="2" fo:widows="2">
        <style:tab-stops>
          <style:tab-stop style:position="0.572cm"/>
        </style:tab-stops>
      </style:paragraph-properties>
    </style:style>
    <style:style style:name="P120" style:family="paragraph" style:parent-style-name="Style14" style:list-style-name="WWNum18">
      <style:paragraph-properties fo:margin-left="0.674cm" fo:margin-right="0cm" fo:margin-top="0.102cm" fo:margin-bottom="0cm" fo:line-height="100%" fo:text-align="start" style:justify-single-word="false" fo:orphans="2" fo:widows="2" fo:text-indent="0cm" style:auto-text-indent="false">
        <style:tab-stops>
          <style:tab-stop style:position="0.596cm"/>
        </style:tab-stops>
      </style:paragraph-properties>
    </style:style>
    <style:style style:name="P121" style:family="paragraph" style:parent-style-name="Style14" style:list-style-name="WWNum21">
      <style:paragraph-properties fo:margin-left="0.674cm" fo:margin-right="0cm" fo:margin-top="0.102cm" fo:margin-bottom="0cm" fo:line-height="0.469cm" fo:text-align="start" style:justify-single-word="false" fo:orphans="2" fo:widows="2" fo:text-indent="0cm" style:auto-text-indent="false">
        <style:tab-stops>
          <style:tab-stop style:position="0.533cm"/>
        </style:tab-stops>
      </style:paragraph-properties>
    </style:style>
    <style:style style:name="P122" style:family="paragraph" style:parent-style-name="Style14" style:list-style-name="WWNum18">
      <style:paragraph-properties fo:margin-top="0.457cm" fo:margin-bottom="0cm" fo:line-height="100%" fo:text-align="start" style:justify-single-word="false" fo:orphans="2" fo:widows="2">
        <style:tab-stops>
          <style:tab-stop style:position="0.596cm"/>
        </style:tab-stops>
      </style:paragraph-properties>
    </style:style>
    <style:style style:name="P123" style:family="paragraph" style:parent-style-name="Style14" style:list-style-name="WWNum20">
      <style:paragraph-properties fo:margin-left="0cm" fo:margin-right="1.727cm" fo:margin-top="0.356cm" fo:margin-bottom="0cm" fo:line-height="0.432cm" fo:text-align="start" style:justify-single-word="false" fo:orphans="2" fo:widows="2" fo:text-indent="0cm" style:auto-text-indent="false">
        <style:tab-stops>
          <style:tab-stop style:position="0.533cm"/>
        </style:tab-stops>
      </style:paragraph-properties>
    </style:style>
    <style:style style:name="P124" style:family="paragraph" style:parent-style-name="Style14" style:list-style-name="WWNum20">
      <style:paragraph-properties fo:margin-top="0.076cm" fo:margin-bottom="0cm" fo:line-height="100%" fo:text-align="start" style:justify-single-word="false" fo:orphans="2" fo:widows="2">
        <style:tab-stops>
          <style:tab-stop style:position="0.533cm"/>
        </style:tab-stops>
      </style:paragraph-properties>
    </style:style>
    <style:style style:name="P125" style:family="paragraph" style:parent-style-name="Style14" style:list-style-name="WWNum21">
      <style:paragraph-properties fo:margin-top="0.076cm" fo:margin-bottom="0cm" fo:line-height="0.469cm" fo:text-align="start" style:justify-single-word="false" fo:orphans="2" fo:widows="2">
        <style:tab-stops>
          <style:tab-stop style:position="0.533cm"/>
        </style:tab-stops>
      </style:paragraph-properties>
    </style:style>
    <style:style style:name="P126" style:family="paragraph" style:parent-style-name="Style5">
      <style:paragraph-properties fo:orphans="2" fo:widows="2"/>
    </style:style>
    <style:style style:name="P127" style:family="paragraph" style:parent-style-name="Style3" style:list-style-name="WWNum1">
      <style:paragraph-properties fo:line-height="0.483cm" fo:text-align="start" style:justify-single-word="false" fo:orphans="2" fo:widows="2">
        <style:tab-stops>
          <style:tab-stop style:position="0.584cm"/>
        </style:tab-stops>
      </style:paragraph-properties>
    </style:style>
    <style:style style:name="P128" style:family="paragraph" style:parent-style-name="Style3" style:list-style-name="WWNum26">
      <style:paragraph-properties fo:line-height="0.483cm" fo:text-align="start" style:justify-single-word="false" fo:orphans="2" fo:widows="2">
        <style:tab-stops>
          <style:tab-stop style:position="0.483cm"/>
        </style:tab-stops>
      </style:paragraph-properties>
    </style:style>
    <style:style style:name="P129" style:family="paragraph" style:parent-style-name="Style3" style:list-style-name="WWNum25">
      <style:paragraph-properties fo:line-height="0.483cm" fo:text-align="start" style:justify-single-word="false" fo:orphans="2" fo:widows="2">
        <style:tab-stops>
          <style:tab-stop style:position="0.483cm"/>
        </style:tab-stops>
      </style:paragraph-properties>
    </style:style>
    <style:style style:name="P130" style:family="paragraph" style:parent-style-name="Style3" style:list-style-name="WWNum31">
      <style:paragraph-properties fo:line-height="0.483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31" style:family="paragraph" style:parent-style-name="Style3" style:list-style-name="WWNum32">
      <style:paragraph-properties fo:line-height="0.483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32" style:family="paragraph" style:parent-style-name="Style3" style:list-style-name="WWNum51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3" style:family="paragraph" style:parent-style-name="Style3" style:list-style-name="WWNum52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4" style:family="paragraph" style:parent-style-name="Style3" style:list-style-name="WWNum49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5" style:family="paragraph" style:parent-style-name="Style3" style:list-style-name="WWNum50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6" style:family="paragraph" style:parent-style-name="Style3" style:list-style-name="WWNum63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7" style:family="paragraph" style:parent-style-name="Style3" style:list-style-name="WWNum64">
      <style:paragraph-properties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38" style:family="paragraph" style:parent-style-name="Style3" style:list-style-name="WWNum61">
      <style:paragraph-properties fo:line-height="0.483cm" fo:text-align="start" style:justify-single-word="false" fo:orphans="2" fo:widows="2">
        <style:tab-stops>
          <style:tab-stop style:position="0.762cm"/>
        </style:tab-stops>
      </style:paragraph-properties>
    </style:style>
    <style:style style:name="P139" style:family="paragraph" style:parent-style-name="Style3" style:list-style-name="WWNum1">
      <style:paragraph-properties fo:line-height="0.483cm" fo:orphans="2" fo:widows="2">
        <style:tab-stops>
          <style:tab-stop style:position="0.584cm"/>
        </style:tab-stops>
      </style:paragraph-properties>
    </style:style>
    <style:style style:name="P140" style:family="paragraph" style:parent-style-name="Style3" style:list-style-name="WWNum2">
      <style:paragraph-properties fo:line-height="0.483cm" fo:orphans="2" fo:widows="2">
        <style:tab-stops>
          <style:tab-stop style:position="0.584cm"/>
        </style:tab-stops>
      </style:paragraph-properties>
    </style:style>
    <style:style style:name="P141" style:family="paragraph" style:parent-style-name="Style3" style:list-style-name="WWNum49">
      <style:paragraph-properties fo:line-height="0.483cm" fo:orphans="2" fo:widows="2">
        <style:tab-stops>
          <style:tab-stop style:position="0.75cm"/>
        </style:tab-stops>
      </style:paragraph-properties>
    </style:style>
    <style:style style:name="P142" style:family="paragraph" style:parent-style-name="Style3" style:list-style-name="WWNum63">
      <style:paragraph-properties fo:line-height="0.483cm" fo:orphans="2" fo:widows="2">
        <style:tab-stops>
          <style:tab-stop style:position="0.75cm"/>
        </style:tab-stops>
      </style:paragraph-properties>
    </style:style>
    <style:style style:name="P143" style:family="paragraph" style:parent-style-name="Style3" style:list-style-name="WWNum61">
      <style:paragraph-properties fo:line-height="0.483cm" fo:orphans="2" fo:widows="2">
        <style:tab-stops>
          <style:tab-stop style:position="0.762cm"/>
        </style:tab-stops>
      </style:paragraph-properties>
    </style:style>
    <style:style style:name="P144" style:family="paragraph" style:parent-style-name="Style3" style:list-style-name="WWNum23">
      <style:paragraph-properties fo:line-height="0.445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45" style:family="paragraph" style:parent-style-name="Style3" style:list-style-name="WWNum24">
      <style:paragraph-properties fo:line-height="0.445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46" style:family="paragraph" style:parent-style-name="Style3" style:list-style-name="WWNum1">
      <style:paragraph-properties fo:margin-top="0.483cm" fo:margin-bottom="0cm" fo:line-height="0.483cm" fo:text-align="start" style:justify-single-word="false" fo:orphans="2" fo:widows="2">
        <style:tab-stops>
          <style:tab-stop style:position="0.584cm"/>
        </style:tab-stops>
      </style:paragraph-properties>
    </style:style>
    <style:style style:name="P147" style:family="paragraph" style:parent-style-name="Style3" style:list-style-name="WWNum51">
      <style:paragraph-properties fo:margin-top="0.483cm" fo:margin-bottom="0cm"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48" style:family="paragraph" style:parent-style-name="Style3" style:list-style-name="WWNum49">
      <style:paragraph-properties fo:margin-top="0.483cm" fo:margin-bottom="0cm"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49" style:family="paragraph" style:parent-style-name="Style3" style:list-style-name="WWNum63">
      <style:paragraph-properties fo:margin-top="0.483cm" fo:margin-bottom="0cm" fo:line-height="0.483cm" fo:text-align="start" style:justify-single-word="false" fo:orphans="2" fo:widows="2">
        <style:tab-stops>
          <style:tab-stop style:position="0.75cm"/>
        </style:tab-stops>
      </style:paragraph-properties>
    </style:style>
    <style:style style:name="P150" style:family="paragraph" style:parent-style-name="Style3" style:list-style-name="WWNum61">
      <style:paragraph-properties fo:margin-top="0.483cm" fo:margin-bottom="0cm" fo:line-height="0.483cm" fo:text-align="start" style:justify-single-word="false" fo:orphans="2" fo:widows="2">
        <style:tab-stops>
          <style:tab-stop style:position="0.762cm"/>
        </style:tab-stops>
      </style:paragraph-properties>
    </style:style>
    <style:style style:name="P151" style:family="paragraph" style:parent-style-name="Style3" style:list-style-name="WWNum25">
      <style:paragraph-properties fo:margin-left="0cm" fo:margin-right="0.012cm" fo:margin-top="0.369cm" fo:margin-bottom="0cm" fo:line-height="0.483cm" fo:orphans="2" fo:widows="2" fo:text-indent="0cm" style:auto-text-indent="false">
        <style:tab-stops>
          <style:tab-stop style:position="0.483cm"/>
        </style:tab-stops>
      </style:paragraph-properties>
    </style:style>
    <style:style style:name="P152" style:family="paragraph" style:parent-style-name="Style3" style:list-style-name="WWNum26">
      <style:paragraph-properties fo:margin-left="0cm" fo:margin-right="2.591cm" fo:line-height="0.483cm" fo:text-align="start" style:justify-single-word="false" fo:orphans="2" fo:widows="2" fo:text-indent="0cm" style:auto-text-indent="false">
        <style:tab-stops>
          <style:tab-stop style:position="0.483cm"/>
        </style:tab-stops>
      </style:paragraph-properties>
    </style:style>
    <style:style style:name="P153" style:family="paragraph" style:parent-style-name="Style3" style:list-style-name="WWNum23">
      <style:paragraph-properties fo:margin-left="0cm" fo:margin-right="2.591cm" fo:line-height="0.445cm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154" style:family="paragraph" style:parent-style-name="Style3" style:list-style-name="WWNum23">
      <style:paragraph-properties fo:margin-top="0.381cm" fo:margin-bottom="0cm" fo:line-height="0.445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55" style:family="paragraph" style:parent-style-name="Style3" style:list-style-name="WWNum31">
      <style:paragraph-properties fo:margin-left="1.485cm" fo:margin-right="0cm" fo:margin-top="0.088cm" fo:margin-bottom="0cm" fo:line-height="0.483cm" fo:text-align="start" style:justify-single-word="false" fo:orphans="2" fo:widows="2" fo:text-indent="0cm" style:auto-text-indent="false">
        <style:tab-stops>
          <style:tab-stop style:position="0.635cm"/>
        </style:tab-stops>
      </style:paragraph-properties>
    </style:style>
    <style:style style:name="P156" style:family="paragraph" style:parent-style-name="Style3" style:list-style-name="WWNum31">
      <style:paragraph-properties fo:margin-top="0.469cm" fo:margin-bottom="0cm" fo:line-height="0.483cm" fo:text-align="start" style:justify-single-word="false" fo:orphans="2" fo:widows="2">
        <style:tab-stops>
          <style:tab-stop style:position="0.635cm"/>
        </style:tab-stops>
      </style:paragraph-properties>
    </style:style>
    <style:style style:name="P157" style:family="paragraph" style:parent-style-name="Style3" style:list-style-name="WWNum38">
      <style:paragraph-properties fo:margin-left="0.66cm" fo:margin-right="0cm" fo:margin-top="0.088cm" fo:margin-bottom="0cm" fo:line-height="0.483cm" fo:text-align="start" style:justify-single-word="false" fo:orphans="2" fo:widows="2" fo:text-indent="0cm" style:auto-text-indent="false">
        <style:tab-stops>
          <style:tab-stop style:position="1.309cm"/>
        </style:tab-stops>
      </style:paragraph-properties>
    </style:style>
    <style:style style:name="P158" style:family="paragraph" style:parent-style-name="Style3" style:list-style-name="WWNum38">
      <style:paragraph-properties fo:margin-left="0.66cm" fo:margin-right="0cm" fo:line-height="0.965cm" fo:text-align="start" style:justify-single-word="false" fo:orphans="2" fo:widows="2" fo:text-indent="0cm" style:auto-text-indent="false">
        <style:tab-stops>
          <style:tab-stop style:position="1.309cm"/>
        </style:tab-stops>
      </style:paragraph-properties>
    </style:style>
    <style:style style:name="P159" style:family="paragraph" style:parent-style-name="Style3" style:list-style-name="WWNum38">
      <style:paragraph-properties fo:margin-left="0.66cm" fo:margin-right="0cm" fo:line-height="0.483cm" fo:text-align="start" style:justify-single-word="false" fo:orphans="2" fo:widows="2" fo:text-indent="0cm" style:auto-text-indent="false">
        <style:tab-stops>
          <style:tab-stop style:position="1.309cm"/>
        </style:tab-stops>
      </style:paragraph-properties>
    </style:style>
    <style:style style:name="P160" style:family="paragraph" style:parent-style-name="Style3" style:list-style-name="WWNum39">
      <style:paragraph-properties fo:margin-left="0.66cm" fo:margin-right="0cm" fo:line-height="0.483cm" fo:text-align="start" style:justify-single-word="false" fo:orphans="2" fo:widows="2" fo:text-indent="0cm" style:auto-text-indent="false">
        <style:tab-stops>
          <style:tab-stop style:position="1.309cm"/>
        </style:tab-stops>
      </style:paragraph-properties>
    </style:style>
    <style:style style:name="P161" style:family="paragraph" style:parent-style-name="Style3" style:list-style-name="WWNum38">
      <style:paragraph-properties fo:margin-left="0.66cm" fo:margin-right="0cm" fo:line-height="0.483cm" fo:orphans="2" fo:widows="2" fo:text-indent="0cm" style:auto-text-indent="false">
        <style:tab-stops>
          <style:tab-stop style:position="1.309cm"/>
        </style:tab-stops>
      </style:paragraph-properties>
    </style:style>
    <style:style style:name="P162" style:family="paragraph" style:parent-style-name="Style3" style:list-style-name="WWNum51">
      <style:paragraph-properties fo:margin-left="0cm" fo:margin-right="0cm" fo:margin-top="0.088cm" fo:margin-bottom="0cm" fo:line-height="0.483cm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163" style:family="paragraph" style:parent-style-name="Style3" style:list-style-name="WWNum49">
      <style:paragraph-properties fo:margin-left="0cm" fo:margin-right="0cm" fo:margin-top="0.088cm" fo:margin-bottom="0cm" fo:line-height="0.483cm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164" style:family="paragraph" style:parent-style-name="Style3" style:list-style-name="WWNum63">
      <style:paragraph-properties fo:margin-left="0cm" fo:margin-right="0cm" fo:margin-top="0.051cm" fo:margin-bottom="0.826cm" fo:line-height="0.483cm" fo:text-align="start" style:justify-single-word="false" fo:orphans="2" fo:widows="2" fo:text-indent="0cm" style:auto-text-indent="false">
        <style:tab-stops>
          <style:tab-stop style:position="0.75cm"/>
        </style:tab-stops>
      </style:paragraph-properties>
    </style:style>
    <style:style style:name="P165" style:family="paragraph" style:parent-style-name="Style3" style:list-style-name="WWNum61">
      <style:paragraph-properties fo:margin-left="0cm" fo:margin-right="0cm" fo:margin-top="0.051cm" fo:margin-bottom="0.826cm" fo:line-height="0.483cm" fo:text-align="start" style:justify-single-word="false" fo:orphans="2" fo:widows="2" fo:text-indent="0cm" style:auto-text-indent="false">
        <style:tab-stops>
          <style:tab-stop style:position="0.762cm"/>
        </style:tab-stops>
      </style:paragraph-properties>
    </style:style>
    <style:style style:name="P166" style:family="paragraph" style:parent-style-name="Style3" style:list-style-name="WWNum62">
      <style:paragraph-properties fo:margin-top="0.012cm" fo:margin-bottom="0cm" fo:line-height="0.483cm" fo:text-align="start" style:justify-single-word="false" fo:orphans="2" fo:widows="2">
        <style:tab-stops>
          <style:tab-stop style:position="0.762cm"/>
        </style:tab-stops>
      </style:paragraph-properties>
    </style:style>
    <style:style style:name="P167" style:family="paragraph" style:parent-style-name="Style8">
      <style:paragraph-properties fo:margin-left="4.826cm" fo:margin-right="0cm" fo:margin-top="0.085cm" fo:margin-bottom="0cm" fo:orphans="2" fo:widows="2" fo:text-indent="0cm" style:auto-text-indent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style:language-asian="ru" style:country-asian="RU"/>
    </style:style>
    <style:style style:name="T3" style:family="text">
      <style:text-properties fo:language="ru" fo:country="RU" style:language-asian="en" style:country-asian="US"/>
    </style:style>
    <style:style style:name="T4" style:family="text">
      <style:text-properties style:language-asian="ru" style:country-asian="RU"/>
    </style:style>
    <style:style style:name="T5" style:family="text">
      <style:text-properties fo:language="en" fo:country="US"/>
    </style:style>
    <style:style style:name="T6" style:family="text">
      <style:text-properties fo:language="en" fo:country="US" style:language-asian="ru" style:country-asian="RU"/>
    </style:style>
    <style:style style:name="T7" style:family="text">
      <style:text-properties fo:language="en" fo:country="US" style:language-asian="en" style:country-asian="US"/>
    </style:style>
    <style:style style:name="T8" style:family="text">
      <style:text-properties fo:language="de" fo:country="DE" style:language-asian="ru" style:country-asian="RU"/>
    </style:style>
    <style:style style:name="T9" style:family="text">
      <style:text-properties fo:letter-spacing="0.529cm"/>
    </style:style>
    <style:style style:name="T10" style:family="text">
      <style:text-properties fo:letter-spacing="0.282cm"/>
    </style:style>
    <style:style style:name="T11" style:family="text">
      <style:text-properties style:font-name="Arial" fo:font-size="10pt" fo:language="en" fo:country="US" style:font-size-asian="10pt" style:language-asian="ru" style:country-asian="RU" style:font-name-complex="Arial1" style:font-size-complex="10pt"/>
    </style:style>
    <style:style style:name="T12" style:family="text">
      <style:text-properties fo:letter-spacing="0.071cm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7"><text:span text:style-name="Font_20_Style18">ЕКЗАМЕНАЦІЙНИЙ <text:s text:c="3"/>БІЛЕТ</text:span><text:span text:style-name="Font_20_Style18"><text:span text:style-name="T5"> №__l</text:span></text:span></text:p>
      <text:list xml:id="list1496902312" text:style-name="WWNum1">
        <text:list-item>
          <text:p text:style-name="P146"><text:span text:style-name="Font_20_Style17"><text:span text:style-name="T2">Классификация операционных систем и особенности их функционирования.</text:span></text:span></text:p>
        </text:list-item>
        <text:list-item>
          <text:p text:style-name="P139"><text:span text:style-name="Font_20_Style17"><text:span text:style-name="T2">Управление заданиями. Состав. Функции. Взаимодействие с другими частями ОС.</text:span></text:span></text:p>
        </text:list-item>
        <text:list-item>
          <text:p text:style-name="P127"><text:span text:style-name="Font_20_Style17"><text:span text:style-name="T2">Страничная организация памяти. Виды. Особенности.</text:span></text:span></text:p>
        </text:list-item>
      </text:list>
      <text:list xml:id="list572300327" text:style-name="WWNum2">
        <text:list-item>
          <text:p text:style-name="P140"><text:span text:style-name="Font_20_Style17"><text:span text:style-name="T2">Особенности управления файлами в ОС</text:span></text:span><text:span text:style-name="Font_20_Style17"><text:span text:style-name="T6"> UNIX.</text:span></text:span><text:span text:style-name="Font_20_Style17"><text:span text:style-name="T2"> Отличия. Достоинства, недостатки.</text:span></text:span></text:p>
        </text:list-item>
      </text:list>
      <text:list xml:id="list708073298" text:continue-list="list1496902312" text:style-name="WWNum1">
        <text:list-item>
          <text:p text:style-name="P127"><text:span text:style-name="Font_20_Style17"><text:span text:style-name="T2">Прерывание</text:span></text:span><text:span text:style-name="Font_20_Style17"><text:span text:style-name="T4"> —</text:span></text:span><text:span text:style-name="Font_20_Style17"><text:span text:style-name="T2"> основа управления процессами в ОС.</text:span></text:span></text:p>
        </text:list-item>
      </text:list>
      <text:p text:style-name="P109"><text:span text:style-name="Font_20_Style16">екзаменаційний <text:s text:c="2"/>білет </text:span><text:span text:style-name="Font_20_Style18">№_2</text:span></text:p>
      <text:list xml:id="list1564125510" text:style-name="WWNum3">
        <text:list-item>
          <text:p text:style-name="P50"><text:span text:style-name="Font_20_Style17">Структура</text:span><text:span text:style-name="Font_20_Style17"><text:span text:style-name="T1"> ядра операционной системы.</text:span></text:span></text:p>
        </text:list-item>
      </text:list>
      <text:list xml:id="list732795406" text:style-name="WWNum4">
        <text:list-item>
          <text:p text:style-name="P73"><text:span text:style-name="Font_20_Style17">Процедура</text:span><text:span text:style-name="Font_20_Style17"><text:span text:style-name="T1"> ввода задания</text:span></text:span><text:span text:style-name="Font_20_Style17"> в</text:span><text:span text:style-name="Font_20_Style17"><text:span text:style-name="T1"> ВС. Участие системных программ. Особенности реализации в различных ОС.</text:span></text:span></text:p>
        </text:list-item>
        <text:list-item>
          <text:p text:style-name="P73"><text:span text:style-name="Font_20_Style17"><text:span text:style-name="T2">Сегментная организация памяти. Особенности организации. Достоинства и недостатки.</text:span></text:span></text:p>
        </text:list-item>
      </text:list>
      <text:list xml:id="list712812242" text:continue-list="list1564125510" text:style-name="WWNum3">
        <text:list-item>
          <text:p text:style-name="P29"><text:span text:style-name="Font_20_Style17"><text:span text:style-name="T2">Особенности управления файлами в ОС с</text:span></text:span><text:span text:style-name="Font_20_Style17"><text:span text:style-name="T8"> FAT.</text:span></text:span><text:span text:style-name="Font_20_Style17"><text:span text:style-name="T2"> Достоинства и недостатки.</text:span></text:span></text:p>
        </text:list-item>
      </text:list>
      <text:list xml:id="list449550718" text:continue-list="list732795406" text:style-name="WWNum4">
        <text:list-item>
          <text:p text:style-name="P27"><text:span text:style-name="Font_20_Style17"><text:span text:style-name="T2">Виды прерываний и особенности их обработки.</text:span></text:span></text:p>
        </text:list-item>
      </text:list>
      <text:p text:style-name="P1"><text:span text:style-name="Font_20_Style18">ЕКЗАМЕНАЦІЙНИЙ <text:s text:c="3"/>БІЛЕТ </text:span><text:span text:style-name="Font_20_Style18"><text:span text:style-name="T9">№3</text:span></text:span></text:p>
      <text:list xml:id="list1897471472" text:style-name="WWNum5">
        <text:list-item>
          <text:p text:style-name="P118"><text:span text:style-name="Font_20_Style17">Состав</text:span><text:span text:style-name="Font_20_Style17"><text:span text:style-name="T1"> операционной системы. Назначение отдельных частей.</text:span></text:span></text:p>
        </text:list-item>
        <text:list-item>
          <text:p text:style-name="P112"><text:span text:style-name="Font_20_Style17"><text:span text:style-name="T2">Этапы прохождения задания через ВС. Модификация задания и его отображение в вычислительной среде.</text:span></text:span></text:p>
        </text:list-item>
        <text:list-item>
          <text:p text:style-name="P114"><text:span text:style-name="Font_20_Style17"><text:span text:style-name="T2">Особенности формирования исполнительного адреса в различных видах организации памяти. Участие ООТ и ЮТ.</text:span></text:span></text:p>
        </text:list-item>
        <text:list-item>
          <text:p text:style-name="P114"><text:span text:style-name="Font_20_Style17"><text:span text:style-name="T2">Особенности управления файлами в ОС СР/М. В какой файловой системе и что использовано от нее.</text:span></text:span></text:p>
        </text:list-item>
        <text:list-item>
          <text:p text:style-name="P114"><text:span text:style-name="Font_20_Style17"><text:span text:style-name="T2">Значение приоритетных уровней прерываний.</text:span></text:span></text:p>
        </text:list-item>
      </text:list>
      <text:p text:style-name="P8"><text:span text:style-name="Font_20_Style18">ЕКЗАМЕНАЦІЙНИЙ <text:s text:c="3"/>БІЛЕТ № _4</text:span></text:p>
      <text:list xml:id="list105173486" text:style-name="WWNum8">
        <text:list-item>
          <text:p text:style-name="P119"><text:span text:style-name="Font_20_Style17"><text:span text:style-name="T2">Супервизор, его функции и состав.</text:span></text:span></text:p>
        </text:list-item>
      </text:list>
      <text:list xml:id="list628134604" text:style-name="WWNum9">
        <text:list-item>
          <text:p text:style-name="P115"><text:span text:style-name="Font_20_Style17"><text:span text:style-name="T2">Потоки и особенности их применения при организации вычислений</text:span></text:span><text:span text:style-name="Font_20_Style17"><text:span text:style-name="T4"> .</text:span></text:span></text:p>
        </text:list-item>
        <text:list-item>
          <text:p text:style-name="P113"><text:span text:style-name="Font_20_Style17"><text:span text:style-name="T2">Теория рабочего множества и ее влияние на эффективность систем управления памятью. Особенности реализации в современных ВС.</text:span></text:span></text:p>
        </text:list-item>
      </text:list>
      <text:list xml:id="list1208207203" text:continue-list="list105173486" text:style-name="WWNum8">
        <text:list-item>
          <text:p text:style-name="P116"><text:span text:style-name="Font_20_Style17"><text:span text:style-name="T2">Принципы повышения эффективности файловых систем.</text:span></text:span></text:p>
        </text:list-item>
      </text:list>
      <text:list xml:id="list1887475446" text:continue-list="list628134604" text:style-name="WWNum9">
        <text:list-item>
          <text:p text:style-name="P115"><text:span text:style-name="Font_20_Style17"><text:span text:style-name="T2">Фазы прерываний и их особенности.</text:span></text:span></text:p>
        </text:list-item>
      </text:list>
      <text:p text:style-name="P10"><text:span text:style-name="Font_20_Style18">ЕКЗАМЕНАЦІЙНИЙ <text:s text:c="4"/>БІЛЕТ </text:span><text:span text:style-name="Font_20_Style18"><text:span text:style-name="T9">№5</text:span></text:span></text:p>
      <text:list xml:id="list332520342" text:style-name="WWNum12">
        <text:list-item>
          <text:p text:style-name="P81"><text:span text:style-name="Font_20_Style17">Модель</text:span><text:span text:style-name="Font_20_Style17"><text:span text:style-name="T1"> непротиворечивости - последовательная непротиворечивости. Последовательность формирования состава супервизора.</text:span></text:span></text:p>
        </text:list-item>
        <text:list-item>
          <text:p text:style-name="P30"><text:span text:style-name="Font_20_Style17"><text:span text:style-name="T2">Управление задачами и ее функции.</text:span></text:span></text:p>
        </text:list-item>
        <text:list-item>
          <text:p text:style-name="P75"><text:span text:style-name="Font_20_Style17"><text:span text:style-name="T2">Проблемы выбора загружаемой части программы в оперативную память и методы ее решения.</text:span></text:span></text:p>
        </text:list-item>
      </text:list>
      <text:list xml:id="list892395066" text:style-name="WWNum13">
        <text:list-item>
          <text:p text:style-name="P31"><text:span text:style-name="Font_20_Style17"><text:span text:style-name="T2">Методы обеспечения надежности файловых систем.</text:span></text:span></text:p>
        </text:list-item>
      </text:list>
      <text:list xml:id="list1742959841" text:continue-list="list332520342" text:style-name="WWNum12">
        <text:list-item>
          <text:p text:style-name="P28"><text:span text:style-name="Font_20_Style17"><text:span text:style-name="T2">Этапы входа в прерывающую программу.</text:span></text:span></text:p>
        </text:list-item>
      </text:list>
      <text:p text:style-name="P9"><text:span text:style-name="Font_20_Style18">ЕКЗАМЕНАЦІЙНИЙ <text:s text:c="4"/>БІЛЕТ № _6</text:span></text:p>
      <text:list xml:id="list1760424928" text:style-name="WWNum10">
        <text:list-item>
          <text:p text:style-name="P79"><text:span text:style-name="Font_20_Style17">Процедура</text:span><text:span text:style-name="Font_20_Style17"><text:span text:style-name="T1"> загрузки</text:span></text:span><text:span text:style-name="Font_20_Style17"> ОС в оперативную</text:span><text:span text:style-name="Font_20_Style17"><text:span text:style-name="T1"> память.</text:span></text:span></text:p>
        </text:list-item>
      </text:list>
      <text:list xml:id="list363587196" text:style-name="WWNum11">
        <text:list-item>
          <text:p text:style-name="P80"><text:span text:style-name="Font_20_Style17">РСВ</text:span><text:span text:style-name="Font_20_Style17"><text:span text:style-name="T1"> и его роль</text:span></text:span><text:span text:style-name="Font_20_Style17"> в</text:span><text:span text:style-name="Font_20_Style17"><text:span text:style-name="T1"> управлении процессами. Структура. Назначение основных полей.</text:span></text:span></text:p>
        </text:list-item>
        <text:list-item>
          <text:p text:style-name="P77"><text:span text:style-name="Font_20_Style17"><text:span text:style-name="T2">Основные характеристики распределенных систем обработки информации</text:span></text:span></text:p>
        </text:list-item>
      </text:list>
      <text:list xml:id="list328978216" text:continue-list="list1760424928" text:style-name="WWNum10">
        <text:list-item>
          <text:p text:style-name="P78"><text:span text:style-name="Font_20_Style17"><text:span text:style-name="T2">Взаимодействие файловой системы с другими частями ОС.</text:span></text:span></text:p>
        </text:list-item>
      </text:list>
      <text:list xml:id="list1636752187" text:continue-list="list363587196" text:style-name="WWNum11">
        <text:list-item>
          <text:p text:style-name="P76"><text:span text:style-name="Font_20_Style17"><text:span text:style-name="T2">Состояния процесса и особенности перехода из одного состояния в другое.</text:span></text:span></text:p>
        </text:list-item>
      </text:list>
      <text:p text:style-name="P13"><text:span text:style-name="Font_20_Style18">ЕКЗАМЕНАЦІЙНИЙ <text:s text:c="4"/>БІЛЕТ № _7</text:span></text:p>
      <text:list xml:id="list489091701" text:style-name="WWNum16">
        <text:list-item>
          <text:p text:style-name="P53"><text:soft-page-break/><text:span text:style-name="Font_20_Style17"><text:span text:style-name="T2">Общая</text:span></text:span><text:span text:style-name="Font_20_Style17"><text:span text:style-name="T4"> схема</text:span></text:span><text:span text:style-name="Font_20_Style17"><text:span text:style-name="T2"> функционирования</text:span></text:span><text:span text:style-name="Font_20_Style17"><text:span text:style-name="T4"> ОС.</text:span></text:span></text:p>
        </text:list-item>
      </text:list>
      <text:list xml:id="list1850984278" text:style-name="WWNum17">
        <text:list-item>
          <text:p text:style-name="P82"><text:span text:style-name="Font_20_Style17">Структура РСВ</text:span><text:span text:style-name="Font_20_Style17"><text:span text:style-name="T1"> и роль отдельных частей</text:span></text:span><text:span text:style-name="Font_20_Style17"> для</text:span><text:span text:style-name="Font_20_Style17"><text:span text:style-name="T1"> управления вычислительным процессом.</text:span></text:span></text:p>
        </text:list-item>
        <text:list-item>
          <text:p text:style-name="P55"><text:span text:style-name="Font_20_Style17"><text:span text:style-name="T2">Стратегии выбора страниц для замещения.</text:span></text:span></text:p>
        </text:list-item>
      </text:list>
      <text:list xml:id="list525126353" text:continue-list="list489091701" text:style-name="WWNum16">
        <text:list-item>
          <text:p text:style-name="P54"><text:span text:style-name="Font_20_Style17"><text:span text:style-name="T2">Системные объекты, обеспечивающие работу файловых систем.</text:span></text:span></text:p>
        </text:list-item>
      </text:list>
      <text:list xml:id="list695785421" text:continue-list="list1850984278" text:style-name="WWNum17">
        <text:list-item>
          <text:p text:style-name="P52"><text:span text:style-name="Font_20_Style17"><text:span text:style-name="T2">Особенности входа в состояние ожидания и выхода из него.</text:span></text:span></text:p>
        </text:list-item>
      </text:list>
      <text:p text:style-name="P16"><text:span text:style-name="Font_20_Style18">ЕКЗАМЕНАЦІЙНИЙ <text:s text:c="3"/>БІЛЕТ </text:span><text:span text:style-name="Font_20_Style18"><text:span text:style-name="T9">№8</text:span></text:span></text:p>
      <text:list xml:id="list1110238322" text:style-name="WWNum14">
        <text:list-item>
          <text:p text:style-name="P87"><text:span text:style-name="Font_20_Style17"><text:span text:style-name="T2">Управление процессами</text:span></text:span><text:span text:style-name="Font_20_Style17"><text:span text:style-name="T4"> -</text:span></text:span><text:span text:style-name="Font_20_Style17"><text:span text:style-name="T2"> основа функционирования ОС. Состояния процесса. Условия перехода из одного состояния в другое.</text:span></text:span></text:p>
        </text:list-item>
      </text:list>
      <text:list xml:id="list643435851" text:style-name="WWNum15">
        <text:list-item>
          <text:p text:style-name="P85"><text:span text:style-name="Font_20_Style17"><text:span text:style-name="T2">Модель непротиворечивости</text:span></text:span><text:span text:style-name="Font_20_Style17"><text:span text:style-name="T4"> -</text:span></text:span><text:span text:style-name="Font_20_Style17"><text:span text:style-name="T2"> причинная непротиворечивости.</text:span></text:span></text:p>
        </text:list-item>
        <text:list-item>
          <text:p text:style-name="P88"><text:span text:style-name="Font_20_Style17"><text:span text:style-name="T2">Применение ассоциативной памяти для повышения эффективности управления вычислительным процессом.</text:span></text:span></text:p>
        </text:list-item>
      </text:list>
      <text:list xml:id="list410311720" text:continue-list="list1110238322" text:style-name="WWNum14">
        <text:list-item>
          <text:p text:style-name="P86"><text:span text:style-name="Font_20_Style17"><text:span text:style-name="T2">Физические и логические единицы информации работы файловых систем.</text:span></text:span></text:p>
        </text:list-item>
      </text:list>
      <text:list xml:id="list876474891" text:continue-list="list643435851" text:style-name="WWNum15">
        <text:list-item>
          <text:p text:style-name="P84"><text:span text:style-name="Font_20_Style17"><text:span text:style-name="T2">Работа системы при подготовке и выполнении команда ввода вывода.</text:span></text:span></text:p>
        </text:list-item>
      </text:list>
      <text:p text:style-name="P17"><text:span text:style-name="Font_20_Style18">ЕКЗАМЕНАЦІЙНИЙ <text:s text:c="3"/>БІЛЕТ № _9</text:span></text:p>
      <text:list xml:id="list1180613365" text:style-name="WWNum18">
        <text:list-item>
          <text:p text:style-name="P122"><text:span text:style-name="Font_20_Style17"><text:span text:style-name="T2">Табличный</text:span></text:span><text:span text:style-name="Font_20_Style17"><text:span text:style-name="T4"> метод</text:span></text:span><text:span text:style-name="Font_20_Style17"><text:span text:style-name="T2"> управления и его реализация в ОС.</text:span></text:span></text:p>
        </text:list-item>
        <text:list-item>
          <text:p text:style-name="P89"><text:span text:style-name="Font_20_Style17"><text:span text:style-name="T2">Действия, выполняемые ОС при переключении процессов из одного состояния в другое.</text:span></text:span></text:p>
        </text:list-item>
        <text:list-item>
          <text:p text:style-name="P90"><text:span text:style-name="Font_20_Style17"><text:span text:style-name="T2">Особенности формирования исполнительного адреса в различных системах управления памятью.</text:span></text:span></text:p>
        </text:list-item>
      </text:list>
      <text:list xml:id="list871708413" text:style-name="WWNum19">
        <text:list-item>
          <text:p text:style-name="P91"><text:span text:style-name="Font_20_Style17"><text:span text:style-name="T2">Особенности решения задач планирования и диспетчеризации в распределенных системах</text:span></text:span></text:p>
        </text:list-item>
      </text:list>
      <text:list xml:id="list989651660" text:continue-list="list1180613365" text:style-name="WWNum18">
        <text:list-item>
          <text:p text:style-name="P120"><text:span text:style-name="Font_20_Style17"><text:span text:style-name="T2">Виды меж процессного взаимодействия и их особенности</text:span></text:span></text:p>
        </text:list-item>
      </text:list>
      <text:p text:style-name="P18"><text:span text:style-name="Font_20_Style18">ЕКЗАМЕНАЦІЙНИЙ <text:s text:c="3"/>БІЛЕТ №_10</text:span></text:p>
      <text:list xml:id="list888353490" text:style-name="WWNum20">
        <text:list-item>
          <text:p text:style-name="P123"><text:span text:style-name="Font_20_Style17"><text:span text:style-name="T2">Принципы решения</text:span></text:span><text:span text:style-name="Font_20_Style17"><text:span text:style-name="T4"> задач</text:span></text:span><text:span text:style-name="Font_20_Style17"><text:span text:style-name="T2"> планирования вычислительного процесса в многопрограммных ОС.</text:span></text:span></text:p>
        </text:list-item>
        <text:list-item>
          <text:p text:style-name="P124"><text:span text:style-name="Font_20_Style17"><text:span text:style-name="T2">Особенности реализации "многопрограммного" режима при работе</text:span></text:span></text:p>
        </text:list-item>
      </text:list>
      <text:p text:style-name="P126"><text:span text:style-name="Font_20_Style17"><text:span text:style-name="T2">ВС в реальном режиме. Может ли ОС</text:span></text:span><text:span text:style-name="Font_20_Style17"><text:span text:style-name="T6"> WINDOWS</text:span></text:span><text:span text:style-name="Font_20_Style17"><text:span text:style-name="T2"> работать в режиме реального времени</text:span></text:span></text:p>
      <text:list xml:id="list770882257" text:style-name="WWNum21">
        <text:list-item>
          <text:p text:style-name="P125"><text:span text:style-name="Font_20_Style17"><text:span text:style-name="T2">Выбор размера страницы и факторы, влияющие на это решение.</text:span></text:span></text:p>
        </text:list-item>
      </text:list>
      <text:list xml:id="list933770158" text:style-name="WWNum22">
        <text:list-item>
          <text:p text:style-name="P117"><text:span text:style-name="Font_20_Style17"><text:span text:style-name="T2">Достоинства и недостатки файловой системы в ОС СР/М.</text:span></text:span></text:p>
        </text:list-item>
      </text:list>
      <text:list xml:id="list773128290" text:continue-list="list770882257" text:style-name="WWNum21">
        <text:list-item>
          <text:p text:style-name="P121"><text:span text:style-name="Font_20_Style17"><text:span text:style-name="T2">Семафоры и особенности их использования.</text:span></text:span></text:p>
        </text:list-item>
      </text:list>
      <text:p text:style-name="P20"><text:span text:style-name="Font_20_Style18">ЕКЗАМЕНАЦІЙНИЙ <text:s text:c="3"/>БІЛЕТ №_11</text:span></text:p>
      <text:list xml:id="list109348197" text:style-name="WWNum25">
        <text:list-item>
          <text:p text:style-name="P151"><text:span text:style-name="Font_20_Style17">Характеристика задач</text:span><text:span text:style-name="Font_20_Style17"><text:span text:style-name="T1"> погружения процессов</text:span></text:span><text:span text:style-name="Font_20_Style17"> в</text:span><text:span text:style-name="Font_20_Style17"><text:span text:style-name="T1"> вычислительную среду. Критерии оценки эффективности алгоритмов планирования.</text:span></text:span></text:p>
        </text:list-item>
      </text:list>
      <text:list xml:id="list129966636" text:style-name="WWNum26">
        <text:list-item>
          <text:p text:style-name="P128"><text:span text:style-name="Font_20_Style17"><text:span text:style-name="T2">Схема расположения ОС в оперативной памяти.</text:span></text:span></text:p>
        </text:list-item>
        <text:list-item>
          <text:p text:style-name="P128"><text:span text:style-name="Font_20_Style17"><text:span text:style-name="T2">Структура расположения файловой системы</text:span></text:span><text:span text:style-name="Font_20_Style17"><text:span text:style-name="T6"> UNIX.</text:span></text:span></text:p>
        </text:list-item>
      </text:list>
      <text:list xml:id="list432102768" text:continue-list="list109348197" text:style-name="WWNum25">
        <text:list-item>
          <text:p text:style-name="P129"><text:span text:style-name="Font_20_Style17"><text:span text:style-name="T2">Особенности функционирования ОС распределенной обработки информации.</text:span></text:span></text:p>
        </text:list-item>
      </text:list>
      <text:list xml:id="list287333977" text:continue-list="list129966636" text:style-name="WWNum26">
        <text:list-item>
          <text:p text:style-name="P152"><text:span text:style-name="Font_20_Style17"><text:span text:style-name="T2">Сравнение каналов и сообщений при организации меж процессного взаимодействия.</text:span></text:span></text:p>
        </text:list-item>
      </text:list>
      <text:p text:style-name="P21"><text:span text:style-name="Font_20_Style18">ЕКЗАМЕНАЦІЙНИЙ <text:s text:c="3"/>БІЛЕТ №_12</text:span></text:p>
      <text:list xml:id="list920364343" text:style-name="WWNum23">
        <text:list-item>
          <text:p text:style-name="P154"><text:span text:style-name="Font_20_Style17">Процедура</text:span><text:span text:style-name="Font_20_Style17"><text:span text:style-name="T1"> начальной загрузки ОС.</text:span></text:span></text:p>
        </text:list-item>
        <text:list-item>
          <text:p text:style-name="P144"><text:span text:style-name="Font_20_Style17">Система</text:span><text:span text:style-name="Font_20_Style17"><text:span text:style-name="T1"> управления памятью. Решаемые задачи.</text:span></text:span></text:p>
        </text:list-item>
        <text:list-item>
          <text:p text:style-name="P144"><text:span text:style-name="Font_20_Style17"><text:span text:style-name="T2">Особенности управления внешней памятью в системе</text:span></text:span><text:span text:style-name="Font_20_Style17"><text:span text:style-name="T6"> UNIX.</text:span></text:span></text:p>
        </text:list-item>
      </text:list>
      <text:list xml:id="list738884265" text:style-name="WWNum24">
        <text:list-item>
          <text:p text:style-name="P145"><text:span text:style-name="Font_20_Style17"><text:span text:style-name="T2">Состав системных объектов реализации защищенного режима.</text:span></text:span></text:p>
        </text:list-item>
      </text:list>
      <text:list xml:id="list1264909843" text:continue-list="list920364343" text:style-name="WWNum23">
        <text:list-item>
          <text:p text:style-name="P153"><text:soft-page-break/><text:span text:style-name="Font_20_Style17"><text:span text:style-name="T2">Сокеты и особенности их использования.</text:span></text:span></text:p>
        </text:list-item>
      </text:list>
      <text:p text:style-name="P11"><text:span text:style-name="Font_20_Style18">ЕКЗАМЕНАЦІЙНИЙ <text:s text:c="3"/>БІЛЕТ №_13.</text:span></text:p>
      <text:list xml:id="list492064799" text:style-name="WWNum27">
        <text:list-item>
          <text:p text:style-name="P63"><text:span text:style-name="Font_20_Style17"><text:span text:style-name="T2">Основные структурные единицы ОС и их характеристика.</text:span></text:span></text:p>
        </text:list-item>
        <text:list-item>
          <text:p text:style-name="P44"><text:span text:style-name="Font_20_Style17"><text:span text:style-name="T2">Виды организации памяти. Классификация. Их характеристики.</text:span></text:span></text:p>
        </text:list-item>
        <text:list-item>
          <text:p text:style-name="P74"><text:span text:style-name="Font_20_Style17"><text:span text:style-name="T2">Методы повышения эффективности управления внешними носителями информации.</text:span></text:span></text:p>
        </text:list-item>
      </text:list>
      <text:list xml:id="list238386892" text:style-name="WWNum28">
        <text:list-item>
          <text:p text:style-name="P58"><text:span text:style-name="Font_20_Style17"><text:span text:style-name="T2">Модель непротиворечивости</text:span></text:span><text:span text:style-name="Font_20_Style17"><text:span text:style-name="T4"> -</text:span></text:span><text:span text:style-name="Font_20_Style17"><text:span text:style-name="T2"> слабая непротиворечивости</text:span></text:span></text:p>
        </text:list-item>
      </text:list>
      <text:list xml:id="list1339952669" text:continue-list="list492064799" text:style-name="WWNum27">
        <text:list-item>
          <text:p text:style-name="P56"><text:span text:style-name="Font_20_Style17"><text:span text:style-name="T2">Контекст процесса - состав, назначение, использование.</text:span></text:span></text:p>
        </text:list-item>
      </text:list>
      <text:p text:style-name="P2"><text:span text:style-name="Font_20_Style18">ЕКЗАМЕНАЦІЙНИЙ <text:s text:c="4"/>БІЛЕТ </text:span><text:span text:style-name="Font_20_Style18"><text:span text:style-name="T10">№14</text:span></text:span></text:p>
      <text:list xml:id="list273853274" text:style-name="WWNum29">
        <text:list-item>
          <text:p text:style-name="P64"><text:span text:style-name="Font_20_Style17">Модель</text:span><text:span text:style-name="Font_20_Style17"><text:span text:style-name="T1"> непротиворечивости</text:span></text:span><text:span text:style-name="Font_20_Style17"> -</text:span><text:span text:style-name="Font_20_Style17"><text:span text:style-name="T1"> свободная непротиворечивости.</text:span></text:span></text:p>
        </text:list-item>
        <text:list-item>
          <text:p text:style-name="P32"><text:span text:style-name="Font_20_Style17"><text:span text:style-name="T2">Методы предотвращения тупиков.</text:span></text:span></text:p>
        </text:list-item>
        <text:list-item>
          <text:p text:style-name="P32"><text:span text:style-name="Font_20_Style17"><text:span text:style-name="T2">Система управления файлами. Решаемые задачи.</text:span></text:span></text:p>
        </text:list-item>
      </text:list>
      <text:list xml:id="list762818984" text:style-name="WWNum30">
        <text:list-item>
          <text:p text:style-name="P33"><text:span text:style-name="Font_20_Style17"><text:span text:style-name="T2">Методы защиты памяти в различных схемах организации.</text:span></text:span></text:p>
        </text:list-item>
      </text:list>
      <text:list xml:id="list76724766" text:continue-list="list273853274" text:style-name="WWNum29">
        <text:list-item>
          <text:p text:style-name="P57"><text:span text:style-name="Font_20_Style17"><text:span text:style-name="T2">Виды меж процессного взаимодействия и их сравнение.</text:span></text:span></text:p>
        </text:list-item>
      </text:list>
      <text:p text:style-name="P22"><text:span text:style-name="Font_20_Style18">ЕКЗАМЕНАЦІЙНИЙ <text:s text:c="3"/>БІЛЕТ </text:span><text:span text:style-name="Font_20_Style18"><text:span text:style-name="T10">№15</text:span></text:span></text:p>
      <text:list xml:id="list1303508400" text:style-name="WWNum33">
        <text:list-item>
          <text:p text:style-name="P93"><text:span text:style-name="Font_20_Style17"><text:span text:style-name="T2">Особенности задач, решаемых в распределенных ОС.</text:span></text:span></text:p>
        </text:list-item>
      </text:list>
      <text:list xml:id="list1199220010" text:style-name="WWNum34">
        <text:list-item>
          <text:p text:style-name="P96"><text:span text:style-name="Font_20_Style17"><text:span text:style-name="T2">Методы повышения эффективности организации вычислительного процесса в ВС.</text:span></text:span></text:p>
        </text:list-item>
      </text:list>
      <text:list xml:id="list936801140" text:continue-list="list1303508400" text:style-name="WWNum33">
        <text:list-item>
          <text:p text:style-name="P94"><text:span text:style-name="Font_20_Style17"><text:span text:style-name="T2">Особенности организации</text:span></text:span><text:span text:style-name="Font_20_Style17"><text:span text:style-name="T6"> [</text:span></text:span><text:a xlink:type="simple" xlink:href="../../../../../../../../../ITFS"><text:span text:style-name="T11">\ITFS</text:span></text:a></text:p>
        </text:list-item>
      </text:list>
      <text:list xml:id="list292845522" text:style-name="WWNum35">
        <text:list-item>
          <text:p text:style-name="P95"><text:span text:style-name="Font_20_Style17"><text:span text:style-name="T2">Фрагментация и методы борьбы с ней.</text:span></text:span></text:p>
        </text:list-item>
      </text:list>
      <text:list xml:id="list1593968628" text:continue-list="list936801140" text:style-name="WWNum33">
        <text:list-item>
          <text:p text:style-name="P92"><text:span text:style-name="Font_20_Style17"><text:span text:style-name="T2">Виды прерываний и особенности их обработки.</text:span></text:span></text:p>
        </text:list-item>
      </text:list>
      <text:p text:style-name="P3"><text:span text:style-name="Font_20_Style18">ЕКЗАМЕНАЦІЙНИЙ <text:s text:c="4"/>БІЛЕТ №_16</text:span></text:p>
      <text:list xml:id="list1814189059" text:style-name="WWNum31">
        <text:list-item>
          <text:p text:style-name="P156"><text:span text:style-name="Font_20_Style17"><text:span text:style-name="T2">Особенности</text:span></text:span><text:span text:style-name="Font_20_Style17"><text:span text:style-name="T4"> задач,</text:span></text:span><text:span text:style-name="Font_20_Style17"><text:span text:style-name="T2"> решаемых</text:span></text:span><text:span text:style-name="Font_20_Style17"><text:span text:style-name="T4"> в ОС систем</text:span></text:span><text:span text:style-name="Font_20_Style17"><text:span text:style-name="T2"> массового распараллеливания.</text:span></text:span></text:p>
        </text:list-item>
        <text:list-item>
          <text:p text:style-name="P130"><text:span text:style-name="Font_20_Style17"><text:span text:style-name="T2">Проблемы управления памятью.</text:span></text:span></text:p>
        </text:list-item>
        <text:list-item>
          <text:p text:style-name="P130"><text:span text:style-name="Font_20_Style17"><text:span text:style-name="T2">Модель непротиворечивости</text:span></text:span><text:span text:style-name="Font_20_Style17"><text:span text:style-name="T4"> -</text:span></text:span><text:span text:style-name="Font_20_Style17"><text:span text:style-name="T2"> поэлементная непротиворечивости</text:span></text:span></text:p>
        </text:list-item>
      </text:list>
      <text:list xml:id="list1739144675" text:style-name="WWNum32">
        <text:list-item>
          <text:p text:style-name="P131"><text:span text:style-name="Font_20_Style17"><text:span text:style-name="T2">Принципы управления процессами в многозадачной ОС.</text:span></text:span></text:p>
        </text:list-item>
      </text:list>
      <text:list xml:id="list959472685" text:continue-list="list1814189059" text:style-name="WWNum31">
        <text:list-item>
          <text:p text:style-name="P155"><text:span text:style-name="Font_20_Style17"><text:span text:style-name="T2">Процесс и система прерывания. Особенности функционирования.</text:span></text:span></text:p>
        </text:list-item>
      </text:list>
      <text:p text:style-name="P24"><text:span text:style-name="Font_20_Style18">ЕКЗАМЕНАЦІЙНИЙ <text:s text:c="3"/>БІЛЕТ </text:span><text:span text:style-name="Font_20_Style18"><text:span text:style-name="T10">№17</text:span></text:span></text:p>
      <text:list xml:id="list1649244923" text:style-name="WWNum38">
        <text:list-item>
          <text:p text:style-name="P158"><text:span text:style-name="Font_20_Style17"><text:span text:style-name="T2">Многоуровневая</text:span></text:span><text:span text:style-name="Font_20_Style17"><text:span text:style-name="T4"> система</text:span></text:span><text:span text:style-name="Font_20_Style17"><text:span text:style-name="T2"> планирования</text:span></text:span><text:span text:style-name="Font_20_Style17"><text:span text:style-name="T4"> в</text:span></text:span><text:span text:style-name="Font_20_Style17"><text:span text:style-name="T2"> процессов</text:span></text:span><text:span text:style-name="Font_20_Style17"><text:span text:style-name="T4"> в ОС.</text:span></text:span></text:p>
        </text:list-item>
        <text:list-item>
          <text:p text:style-name="P159"><text:span text:style-name="Font_20_Style17"><text:span text:style-name="T2">Виртуальная память. Особенности организации и функционирования.</text:span></text:span></text:p>
        </text:list-item>
        <text:list-item>
          <text:p text:style-name="P161"><text:span text:style-name="Font_20_Style17"><text:span text:style-name="T2">Особенности решения задачи выделения дискового пространства в различных О</text:span></text:span></text:p>
        </text:list-item>
      </text:list>
      <text:list xml:id="list1095447888" text:style-name="WWNum39">
        <text:list-item>
          <text:p text:style-name="P160"><text:span text:style-name="Font_20_Style17"><text:span text:style-name="T2">Предотвращение тупиковых ситуаций.</text:span></text:span></text:p>
        </text:list-item>
      </text:list>
      <text:list xml:id="list1747244579" text:continue-list="list1649244923" text:style-name="WWNum38">
        <text:list-item>
          <text:p text:style-name="P157"><text:span text:style-name="Font_20_Style17"><text:span text:style-name="T2">Способы и средства взаимодействия процессов. Их сравнение.</text:span></text:span></text:p>
        </text:list-item>
      </text:list>
      <text:p text:style-name="P23"><text:span text:style-name="Font_20_Style18">ЕКЗАМЕНАЦІЙНИЙ <text:s text:c="4"/>БІЛЕТ № _18</text:span></text:p>
      <text:list xml:id="list1021885313" text:style-name="WWNum36">
        <text:list-item>
          <text:p text:style-name="P99"><text:span text:style-name="Font_20_Style17">Модель</text:span><text:span text:style-name="Font_20_Style17"><text:span text:style-name="T1"> непротиворечивости</text:span></text:span><text:span text:style-name="Font_20_Style17"> -</text:span><text:span text:style-name="Font_20_Style17"><text:span text:style-name="T1"> потенциальная непротиворечивости.</text:span></text:span></text:p>
        </text:list-item>
        <text:list-item>
          <text:p text:style-name="P100"><text:span text:style-name="Font_20_Style17"><text:span text:style-name="T2">Методы повышения эффективности управления памятью.</text:span></text:span></text:p>
        </text:list-item>
        <text:list-item>
          <text:p text:style-name="P98"><text:span text:style-name="Font_20_Style17"><text:span text:style-name="T2">Особенности решения задачи хранения места расположения файла в различных ОС.</text:span></text:span></text:p>
        </text:list-item>
      </text:list>
      <text:list xml:id="list1526365688" text:style-name="WWNum37">
        <text:list-item>
          <text:p text:style-name="P101"><text:span text:style-name="Font_20_Style17"><text:span text:style-name="T2">Последовательность операций поиска места расположения файла В</text:span></text:span><text:span text:style-name="Font_20_Style17"><text:span text:style-name="T6"> UNIX.</text:span></text:span></text:p>
        </text:list-item>
      </text:list>
      <text:list xml:id="list2035828146" text:continue-list="list1021885313" text:style-name="WWNum36">
        <text:list-item>
          <text:p text:style-name="P97"><text:span text:style-name="Font_20_Style17"><text:span text:style-name="T2">Когерентность данных. Проблемы. Способы решения задач согласования данных.</text:span></text:span></text:p>
        </text:list-item>
      </text:list>
      <text:p text:style-name="P110"><text:span text:style-name="Font_20_Style16">екзаменаційний <text:s text:c="2"/>білет </text:span><text:span text:style-name="Font_20_Style16"><text:span text:style-name="T12">№_і</text:span></text:span><text:span text:style-name="Font_20_Style18">9</text:span></text:p>
      <text:list xml:id="list1427424173" text:style-name="WWNum42">
        <text:list-item>
          <text:p text:style-name="P51"><text:span text:style-name="Font_20_Style17"><text:span text:style-name="T2">Принципы ввода</text:span></text:span><text:span text:style-name="Font_20_Style17"><text:span text:style-name="T4"> заданий в</text:span></text:span><text:span text:style-name="Font_20_Style17"><text:span text:style-name="T2"> ОС и участие системных программ.</text:span></text:span></text:p>
        </text:list-item>
      </text:list>
      <text:list xml:id="list276315164" text:style-name="WWNum43">
        <text:list-item>
          <text:p text:style-name="P34"><text:span text:style-name="Font_20_Style17"><text:span text:style-name="T2">Виды связного распределения памяти. Достоинства, недостатки.</text:span></text:span></text:p>
        </text:list-item>
      </text:list>
      <text:list xml:id="list2091359447" text:style-name="WWNum44">
        <text:list-item>
          <text:p text:style-name="P83"><text:span text:style-name="Font_20_Style17"><text:span text:style-name="T2">Особенности решения задачи хранения свободного дискового пространства в различных ОС.</text:span></text:span></text:p>
        </text:list-item>
      </text:list>
      <text:list xml:id="list608645022" text:continue-list="list1427424173" text:style-name="WWNum42">
        <text:list-item>
          <text:p text:style-name="P35"><text:soft-page-break/><text:span text:style-name="Font_20_Style17"><text:span text:style-name="T2">Принципы функционирования ОС вычислительных сетей.</text:span></text:span></text:p>
        </text:list-item>
      </text:list>
      <text:list xml:id="list789300418" text:continue-list="list276315164" text:style-name="WWNum43">
        <text:list-item>
          <text:p text:style-name="P59"><text:span text:style-name="Font_20_Style17"><text:span text:style-name="T2">Блок управления процесса и его структура.</text:span></text:span></text:p>
        </text:list-item>
      </text:list>
      <text:p text:style-name="P25"><text:span text:style-name="Font_20_Style18">ЕКЗАМЕНАЦІЙНИЙ <text:s text:c="3"/>БІЛЕТ №_20</text:span></text:p>
      <text:list xml:id="list2122889381" text:style-name="WWNum40">
        <text:list-item>
          <text:p text:style-name="P105"><text:span text:style-name="Font_20_Style17"><text:span text:style-name="T2">Этапы прохождения прикладных</text:span></text:span><text:span text:style-name="Font_20_Style17"><text:span text:style-name="T4"> "задач" через</text:span></text:span><text:span text:style-name="Font_20_Style17"><text:span text:style-name="T2"> ВС и участие системных программ в этом процессе.</text:span></text:span></text:p>
        </text:list-item>
        <text:list-item>
          <text:p text:style-name="P103"><text:span text:style-name="Font_20_Style17"><text:span text:style-name="T2">Виды несвязного распределения памяти. Достоинства, недостатки.</text:span></text:span></text:p>
        </text:list-item>
        <text:list-item>
          <text:p text:style-name="P103"><text:span text:style-name="Font_20_Style17"><text:span text:style-name="T2">Классификация методов формирования рабочего множества.</text:span></text:span></text:p>
        </text:list-item>
      </text:list>
      <text:list xml:id="list1230575292" text:style-name="WWNum41">
        <text:list-item>
          <text:p text:style-name="P104"><text:span text:style-name="Font_20_Style17"><text:span text:style-name="T2">Методы обеспечения надежности файловых систем.</text:span></text:span></text:p>
        </text:list-item>
      </text:list>
      <text:list xml:id="list226742305" text:continue-list="list2122889381" text:style-name="WWNum40">
        <text:list-item>
          <text:p text:style-name="P102"><text:span text:style-name="Font_20_Style17"><text:span text:style-name="T2">Модель непротиворечивости - монотонная запись.</text:span></text:span></text:p>
        </text:list-item>
      </text:list>
      <text:p text:style-name="P26"><text:span text:style-name="Font_20_Style18">ЕКЗАМЕНАЦІЙНИЙ <text:s text:c="3"/>БІЛЕТ №_21_</text:span></text:p>
      <text:list xml:id="list401356589" text:style-name="WWNum47">
        <text:list-item>
          <text:p text:style-name="P65"><text:span text:style-name="Font_20_Style17"><text:span text:style-name="T2">Особенности ОС с</text:span></text:span><text:span text:style-name="Font_20_Style17"><text:span text:style-name="T4"> микро</text:span></text:span><text:span text:style-name="Font_20_Style17"><text:span text:style-name="T2"> ядерной архитектурой. Достоинства и недостатки.</text:span></text:span></text:p>
        </text:list-item>
      </text:list>
      <text:list xml:id="list2177941304" text:style-name="WWNum48">
        <text:list-item>
          <text:p text:style-name="P42"><text:span text:style-name="Font_20_Style17"><text:span text:style-name="T2">Особенности перехода процесса из одного состояния в другое.</text:span></text:span></text:p>
        </text:list-item>
        <text:list-item>
          <text:p text:style-name="P45"><text:span text:style-name="Font_20_Style17"><text:span text:style-name="T2">Особенности формирования эффективного адреса в защищенном режиме.</text:span></text:span></text:p>
        </text:list-item>
      </text:list>
      <text:list xml:id="list1376379496" text:continue-list="list401356589" text:style-name="WWNum47">
        <text:list-item>
          <text:p text:style-name="P43"><text:span text:style-name="Font_20_Style17"><text:span text:style-name="T2">Принципы борьбы с тупиками.</text:span></text:span></text:p>
        </text:list-item>
      </text:list>
      <text:list xml:id="list1227978292" text:continue-list="list2177941304" text:style-name="WWNum48">
        <text:list-item>
          <text:p text:style-name="P61"><text:span text:style-name="Font_20_Style17"><text:span text:style-name="T2">Особенности применения сигналов.</text:span></text:span></text:p>
        </text:list-item>
      </text:list>
      <text:p text:style-name="P14"><text:span text:style-name="Font_20_Style18">ЕКЗАМЕНАЦІЙНИЙ <text:s text:c="3"/>БІЛЕТ </text:span><text:span text:style-name="Font_20_Style18"><text:span text:style-name="T10">№22</text:span></text:span></text:p>
      <text:list xml:id="list358567936" text:style-name="WWNum45">
        <text:list-item>
          <text:p text:style-name="P66"><text:span text:style-name="Font_20_Style17"><text:span text:style-name="T2">Особенности ОС с экзо ядром. Достоинства и недостатки.</text:span></text:span></text:p>
        </text:list-item>
      </text:list>
      <text:list xml:id="list888140104" text:style-name="WWNum46">
        <text:list-item>
          <text:p text:style-name="P36"><text:span text:style-name="Font_20_Style17"><text:span text:style-name="T2">Состояния процесса. Характеристика состояний.</text:span></text:span></text:p>
        </text:list-item>
        <text:list-item>
          <text:p text:style-name="P106"><text:span text:style-name="Font_20_Style17"><text:span text:style-name="T2">Последовательность операций при загрузке активного процесса в память с виртуальной организацией.</text:span></text:span></text:p>
        </text:list-item>
      </text:list>
      <text:list xml:id="list1060197648" text:continue-list="list358567936" text:style-name="WWNum45">
        <text:list-item>
          <text:p text:style-name="P37"><text:span text:style-name="Font_20_Style17"><text:span text:style-name="T2">Обход тупика.</text:span></text:span></text:p>
        </text:list-item>
      </text:list>
      <text:list xml:id="list1959709335" text:continue-list="list888140104" text:style-name="WWNum46">
        <text:list-item>
          <text:p text:style-name="P60"><text:span text:style-name="Font_20_Style17"><text:span text:style-name="T2">Виды сигналов.</text:span></text:span></text:p>
        </text:list-item>
      </text:list>
      <text:p text:style-name="P4"><text:span text:style-name="Font_20_Style18">ЕКЗАМЕНАЦІЙНИЙ <text:s text:c="3"/>БІЛЕТ № _23</text:span></text:p>
      <text:list xml:id="list887200235" text:style-name="WWNum51">
        <text:list-item>
          <text:p text:style-name="P147"><text:span text:style-name="Font_20_Style17"><text:span text:style-name="T2">Особенности ОС с монолитным ядром. Достоинства и недостатки.</text:span></text:span></text:p>
        </text:list-item>
        <text:list-item>
          <text:p text:style-name="P132"><text:span text:style-name="Font_20_Style17"><text:span text:style-name="T2">Особенности перехода в заблокированное состояние и выхода из него.</text:span></text:span></text:p>
        </text:list-item>
        <text:list-item>
          <text:p text:style-name="P132"><text:span text:style-name="Font_20_Style17"><text:span text:style-name="T2">Структура дескриптора сегмента и назначение его частей.</text:span></text:span></text:p>
        </text:list-item>
      </text:list>
      <text:list xml:id="list628930257" text:style-name="WWNum52">
        <text:list-item>
          <text:p text:style-name="P133"><text:span text:style-name="Font_20_Style17"><text:span text:style-name="T2">Алгоритм банкира. Достоинства и недостатки.</text:span></text:span></text:p>
        </text:list-item>
      </text:list>
      <text:list xml:id="list1904375579" text:continue-list="list887200235" text:style-name="WWNum51">
        <text:list-item>
          <text:p text:style-name="P162"><text:span text:style-name="Font_20_Style17"><text:span text:style-name="T2">Приоритетные уровни системы прерывания.</text:span></text:span></text:p>
        </text:list-item>
      </text:list>
      <text:p text:style-name="P19"><text:span text:style-name="Font_20_Style18">ЕКЗАМЕНАЦІЙНИЙ <text:s text:c="3"/>БІЛЕТ </text:span><text:span text:style-name="Font_20_Style18"><text:span text:style-name="T10">№24</text:span></text:span></text:p>
      <text:list xml:id="list2037142559" text:style-name="WWNum49">
        <text:list-item>
          <text:p text:style-name="P148"><text:span text:style-name="Font_20_Style17"><text:span text:style-name="T2">Многоуровневые операционные системы. Достоинства и недостатки.</text:span></text:span></text:p>
        </text:list-item>
        <text:list-item>
          <text:p text:style-name="P141"><text:span text:style-name="Font_20_Style17"><text:span text:style-name="T2">Причины приостановки процессов. Принципы выбора процесса для</text:span></text:span><text:span text:style-name="Font_20_Style17"><text:span text:style-name="T4"> приостановкі</text:span></text:span></text:p>
        </text:list-item>
        <text:list-item>
          <text:p text:style-name="P134"><text:span text:style-name="Font_20_Style17"><text:span text:style-name="T2">ТвЭ структура, назначение. Участие в управлении процессами.</text:span></text:span></text:p>
        </text:list-item>
      </text:list>
      <text:list xml:id="list1241454092" text:style-name="WWNum50">
        <text:list-item>
          <text:p text:style-name="P135"><text:span text:style-name="Font_20_Style17"><text:span text:style-name="T2">Назначение</text:span></text:span><text:span text:style-name="Font_20_Style17"><text:span text:style-name="T4"> КЕШ</text:span></text:span><text:span text:style-name="Font_20_Style17"><text:span text:style-name="T2"> памяти. (Назначение </text:span></text:span><text:span text:style-name="Font_20_Style24"><text:span text:style-name="T2">ММи, </text:span></text:span><text:span text:style-name="Font_20_Style17"><text:span text:style-name="T2">ИВ).</text:span></text:span></text:p>
        </text:list-item>
      </text:list>
      <text:list xml:id="list1741333879" text:continue-list="list2037142559" text:style-name="WWNum49">
        <text:list-item>
          <text:p text:style-name="P163"><text:span text:style-name="Font_20_Style17"><text:span text:style-name="T2">Различие в применении флажка, семафора, монитора.</text:span></text:span></text:p>
        </text:list-item>
      </text:list>
      <text:p text:style-name="P5"><text:span text:style-name="Font_20_Style18">ЕКЗАМЕНАЦІЙНИЙ <text:s text:c="3"/>БІЛЕТ №_25</text:span></text:p>
      <text:list xml:id="list1336203611" text:style-name="WWNum55">
        <text:list-item>
          <text:p text:style-name="P67"><text:span text:style-name="Font_20_Style17"><text:span text:style-name="T2">Сравнение сетевой операционной системы и распределенной.</text:span></text:span></text:p>
        </text:list-item>
      </text:list>
      <text:list xml:id="list73866978" text:style-name="WWNum56">
        <text:list-item>
          <text:p text:style-name="P38"><text:span text:style-name="Font_20_Style17"><text:span text:style-name="T2">Особенности выхода процесса из состояния сна.</text:span></text:span></text:p>
        </text:list-item>
        <text:list-item>
          <text:p text:style-name="P38"><text:span text:style-name="Font_20_Style17"><text:span text:style-name="T2">Особенности применения потоков при организации вычислительного процесса.</text:span></text:span></text:p>
        </text:list-item>
      </text:list>
      <text:list xml:id="list230100395" text:continue-list="list1336203611" text:style-name="WWNum55">
        <text:list-item>
          <text:p text:style-name="P39"><text:span text:style-name="Font_20_Style17"><text:span text:style-name="T2">Особенности формирования рабочего множества.</text:span></text:span></text:p>
        </text:list-item>
      </text:list>
      <text:list xml:id="list933423124" text:continue-list="list73866978" text:style-name="WWNum56">
        <text:list-item>
          <text:p text:style-name="P107"><text:span text:style-name="Font_20_Style17"><text:span text:style-name="T2">Структурная организация сообщений как средства меж процессного взаимодействия.</text:span></text:span></text:p>
        </text:list-item>
      </text:list>
      <text:p text:style-name="P111"><text:span text:style-name="Font_20_Style16">екзаменаційний <text:s text:c="2"/>білет </text:span><text:span text:style-name="Font_20_Style18">№_2б</text:span></text:p>
      <text:list xml:id="list2143613339" text:style-name="WWNum53">
        <text:list-item>
          <text:p text:style-name="P68"><text:soft-page-break/><text:span text:style-name="Font_20_Style17">Структура</text:span><text:span text:style-name="Font_20_Style17"><text:span text:style-name="T1"> операционной системы.</text:span></text:span></text:p>
        </text:list-item>
      </text:list>
      <text:list xml:id="list1775953668" text:style-name="WWNum54">
        <text:list-item>
          <text:p text:style-name="P46"><text:span text:style-name="Font_20_Style17"><text:span text:style-name="T2">Особенности</text:span></text:span><text:span text:style-name="Font_20_Style17"><text:span text:style-name="T4"> доставки</text:span></text:span><text:span text:style-name="Font_20_Style17"><text:span text:style-name="T2"> сообщений к заблокированному процессу</text:span></text:span></text:p>
        </text:list-item>
        <text:list-item>
          <text:p text:style-name="P46"><text:span text:style-name="Font_20_Style17"><text:span text:style-name="T2">Часовые алгоритмы замещения страниц.</text:span></text:span></text:p>
        </text:list-item>
      </text:list>
      <text:list xml:id="list1449649666" text:continue-list="list2143613339" text:style-name="WWNum53">
        <text:list-item>
          <text:p text:style-name="P47"><text:span text:style-name="Font_20_Style17"><text:span text:style-name="T2">Принципы оптимизации работы файловой системы.</text:span></text:span></text:p>
        </text:list-item>
      </text:list>
      <text:list xml:id="list1941384225" text:continue-list="list1775953668" text:style-name="WWNum54">
        <text:list-item>
          <text:p text:style-name="P62"><text:span text:style-name="Font_20_Style17"><text:span text:style-name="T2">Реализация когерентности в распределенных системах</text:span></text:span></text:p>
        </text:list-item>
      </text:list>
      <text:p text:style-name="P6"><text:span text:style-name="Font_20_Style18">ЕКЗАМЕНАЦІЙНИЙ <text:s text:c="3"/>БІЛЕТ </text:span><text:span text:style-name="Font_20_Style18"><text:span text:style-name="T10">№27</text:span></text:span></text:p>
      <text:list xml:id="list280642959" text:style-name="WWNum59">
        <text:list-item>
          <text:p text:style-name="P71"><text:span text:style-name="Font_20_Style17"><text:span text:style-name="T2">Функциональные</text:span></text:span><text:span text:style-name="Font_20_Style17"><text:span text:style-name="T4"> блоки</text:span></text:span><text:span text:style-name="Font_20_Style17"><text:span text:style-name="T2"> операционной системы и их назначение</text:span></text:span></text:p>
        </text:list-item>
        <text:list-item>
          <text:p text:style-name="P48"><text:span text:style-name="Font_20_Style17"><text:span text:style-name="T2">Методы управления потоками.</text:span></text:span></text:p>
        </text:list-item>
        <text:list-item>
          <text:p text:style-name="P48"><text:span text:style-name="Font_20_Style17"><text:span text:style-name="T2">Стратегии выбора размера страниц в виртуальной организации.</text:span></text:span></text:p>
        </text:list-item>
      </text:list>
      <text:list xml:id="list2116551756" text:style-name="WWNum60">
        <text:list-item>
          <text:p text:style-name="P49"><text:span text:style-name="Font_20_Style17"><text:span text:style-name="T2">Отображение файла в память. Проблемы.</text:span></text:span></text:p>
        </text:list-item>
      </text:list>
      <text:list xml:id="list1230725329" text:continue-list="list280642959" text:style-name="WWNum59">
        <text:list-item>
          <text:p text:style-name="P69"><text:span text:style-name="Font_20_Style17"><text:span text:style-name="T2">Реализация когерентности в однопроцессорной системе</text:span></text:span></text:p>
        </text:list-item>
      </text:list>
      <text:p text:style-name="P12"><text:span text:style-name="Font_20_Style18">ЕКЗАМЕНАЦІЙНИЙ <text:s text:c="4"/>БІЛЕТ №_28</text:span></text:p>
      <text:list xml:id="list1874309393" text:style-name="WWNum57">
        <text:list-item>
          <text:p text:style-name="P72"><text:span text:style-name="Font_20_Style17"><text:span text:style-name="T2">Назначение системы управления памятью.</text:span></text:span></text:p>
        </text:list-item>
        <text:list-item>
          <text:p text:style-name="P108"><text:span text:style-name="Font_20_Style17"><text:span text:style-name="T2">Особенности реализации переключения потоков в много программных вычислительных системах</text:span></text:span></text:p>
        </text:list-item>
        <text:list-item>
          <text:p text:style-name="P40"><text:span text:style-name="Font_20_Style17"><text:span text:style-name="T2">Схема формирования эффективного адреса в процессоре</text:span></text:span><text:span text:style-name="Font_20_Style17"><text:span text:style-name="T6"> Pentium.</text:span></text:span></text:p>
        </text:list-item>
      </text:list>
      <text:list xml:id="list1796657500" text:style-name="WWNum58">
        <text:list-item>
          <text:p text:style-name="P41"><text:span text:style-name="Font_20_Style17"><text:span text:style-name="T7">RAID</text:span></text:span><text:span text:style-name="Font_20_Style17"><text:span text:style-name="T3"> массивы. Сравнение.</text:span></text:span></text:p>
        </text:list-item>
      </text:list>
      <text:list xml:id="list907242194" text:continue-list="list1874309393" text:style-name="WWNum57">
        <text:list-item>
          <text:p text:style-name="P70"><text:span text:style-name="Font_20_Style17"><text:span text:style-name="T2">Реализация когерентности в много процессорной системе.</text:span></text:span></text:p>
        </text:list-item>
      </text:list>
      <text:p text:style-name="P15"><text:span text:style-name="Font_20_Style18">ЕКЗАМЕНАЦІЙНИЙ <text:s text:c="3"/>БІЛЕТ №_29</text:span></text:p>
      <text:list xml:id="list1676601872" text:style-name="WWNum63">
        <text:list-item>
          <text:p text:style-name="P149"><text:span text:style-name="Font_20_Style17"><text:span text:style-name="T2">Назначение системы управления данными.</text:span></text:span></text:p>
        </text:list-item>
        <text:list-item>
          <text:p text:style-name="P142"><text:span text:style-name="Font_20_Style17"><text:span text:style-name="T2">Оптимизация обработки потока запросов к файловой системе.</text:span></text:span></text:p>
        </text:list-item>
        <text:list-item>
          <text:p text:style-name="P136"><text:span text:style-name="Font_20_Style17"><text:span text:style-name="T2">ТББ - назначение, структура.</text:span></text:span></text:p>
        </text:list-item>
      </text:list>
      <text:list xml:id="list1652279414" text:style-name="WWNum64">
        <text:list-item>
          <text:p text:style-name="P137"><text:span text:style-name="Font_20_Style17"><text:span text:style-name="T2">Согласование файловой системы.</text:span></text:span></text:p>
        </text:list-item>
      </text:list>
      <text:list xml:id="list287350920" text:continue-list="list1676601872" text:style-name="WWNum63">
        <text:list-item>
          <text:p text:style-name="P164"><text:span text:style-name="Font_20_Style17"><text:span text:style-name="T2">Взаимодействие контроллера прерываний с ОС</text:span></text:span></text:p>
        </text:list-item>
      </text:list>
      <text:p text:style-name="P7"><text:span text:style-name="Font_20_Style18">ЕКЗАМЕНАЦІЙНИЙ <text:s text:c="3"/>БІЛЕТ №_30</text:span></text:p>
      <text:list xml:id="list380381925" text:style-name="WWNum61">
        <text:list-item>
          <text:p text:style-name="P150"><text:span text:style-name="Font_20_Style17"><text:span text:style-name="T2">Назначение системы управления вводом выводом.</text:span></text:span></text:p>
        </text:list-item>
        <text:list-item>
          <text:p text:style-name="P138"><text:span text:style-name="Font_20_Style17"><text:span text:style-name="T2">Методы формирования рабочего множества.</text:span></text:span></text:p>
        </text:list-item>
        <text:list-item>
          <text:p text:style-name="P143"><text:span text:style-name="Font_20_Style17"><text:span text:style-name="T2">ЮТ, СОТ</text:span></text:span><text:span text:style-name="Font_20_Style17"><text:span text:style-name="T4"> -</text:span></text:span><text:span text:style-name="Font_20_Style17"><text:span text:style-name="T2"> взаимодействие, участие в формировании эффективного адреса.</text:span></text:span></text:p>
        </text:list-item>
      </text:list>
      <text:list xml:id="list2063221108" text:style-name="WWNum62">
        <text:list-item>
          <text:p text:style-name="P166"><text:span text:style-name="Font_20_Style17"><text:span text:style-name="T2">Назначение дискового кэша.</text:span></text:span></text:p>
        </text:list-item>
      </text:list>
      <text:list xml:id="list1894834739" text:continue-list="list380381925" text:style-name="WWNum61">
        <text:list-item>
          <text:p text:style-name="P165"><text:span text:style-name="Font_20_Style17"><text:span text:style-name="T2">Блокирование и разблокирование записей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Style3" style:family="paragraph" style:parent-style-name="Standard" style:default-outline-level="">
      <style:paragraph-properties fo:text-align="justify" style:justify-single-word="false"/>
    </style:style>
    <style:style style:name="Style8" style:family="paragraph" style:parent-style-name="Standard" style:default-outline-level="">
      <style:paragraph-properties fo:text-align="justify" style:justify-single-word="false"/>
    </style:style>
    <style:style style:name="Style9" style:family="paragraph" style:parent-style-name="Standard" style:default-outline-level="">
      <style:paragraph-properties fo:margin="100%" fo:margin-left="0cm" fo:margin-right="0cm" fo:line-height="0.483cm" fo:text-indent="-0.635cm" style:auto-text-indent="false"/>
    </style:style>
    <style:style style:name="Style1" style:family="paragraph" style:parent-style-name="Standard" style:default-outline-level=""/>
    <style:style style:name="Style14" style:family="paragraph" style:parent-style-name="Standard" style:default-outline-level="">
      <style:paragraph-properties fo:line-height="0.52cm" fo:text-align="justify" style:justify-single-word="false"/>
    </style:style>
    <style:style style:name="Style6" style:family="paragraph" style:parent-style-name="Standard" style:default-outline-level="">
      <style:paragraph-properties fo:line-height="0.699cm" fo:text-align="justify" style:justify-single-word="false"/>
    </style:style>
    <style:style style:name="Style5" style:family="paragraph" style:parent-style-name="Standard" style:default-outline-level="">
      <style:paragraph-properties fo:margin="100%" fo:margin-left="0cm" fo:margin-right="0cm" fo:line-height="0.42cm" fo:text-align="justify" style:justify-single-word="false" fo:text-indent="0.469cm" style:auto-text-indent="false"/>
    </style:style>
    <style:style style:name="ListLabel_20_1" style:display-name="ListLabel 1" style:family="text">
      <style:text-properties style:font-name-complex="Times New Roman1"/>
    </style:style>
    <style:style style:name="Default_20_Paragraph_20_Font" style:display-name="Default Paragraph Font" style:family="text"/>
    <style:style style:name="Font_20_Style17" style:display-name="Font Style17" style:family="text" style:parent-style-name="Default_20_Paragraph_20_Font">
      <style:text-properties style:font-name="Arial" fo:font-size="10pt" style:font-size-asian="10pt" style:font-name-complex="Arial1" style:font-size-complex="10pt"/>
    </style:style>
    <style:style style:name="Font_20_Style18" style:display-name="Font Style18" style:family="text" style:parent-style-name="Default_20_Paragraph_20_Font">
      <style:text-properties style:font-name="Times New Roman" fo:font-size="10pt" fo:font-weight="bold" style:font-size-asian="10pt" style:font-weight-asian="bold" style:font-name-complex="Times New Roman1" style:font-size-complex="10pt" style:font-weight-complex="bold"/>
    </style:style>
    <style:style style:name="Font_20_Style16" style:display-name="Font Style16" style:family="text" style:parent-style-name="Default_20_Paragraph_20_Font">
      <style:text-properties fo:font-variant="small-caps" style:font-name="Times New Roman" fo:font-size="13pt" fo:font-weight="bold" style:font-size-asian="13pt" style:font-weight-asian="bold" style:font-name-complex="Times New Roman1" style:font-size-complex="13pt" style:font-weight-complex="bold"/>
    </style:style>
    <style:style style:name="ListLabel_20_2" style:display-name="ListLabel 2" style:family="text">
      <style:text-properties style:font-name-complex="Ari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nt_20_Style24" style:display-name="Font Style24" style:family="text" style:parent-style-name="Default_20_Paragraph_20_Font">
      <style:text-properties style:font-name="Arial" fo:font-size="12pt" style:font-size-asian="12pt" style:font-name-complex="Arial1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2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11T11:48:28</meta:creation-date>
    <dc:date>2013-01-11T11:54:58</dc:date>
    <meta:editing-duration>P0D</meta:editing-duration>
    <meta:editing-cycles>1</meta:editing-cycles>
    <meta:document-statistic meta:table-count="0" meta:image-count="0" meta:object-count="0" meta:page-count="5" meta:paragraph-count="181" meta:word-count="1265" meta:character-count="1212" meta:non-whitespace-character-count="8691"/>
    <meta:generator>LibreOffice/3.5$Linux_X86_64 LibreOffice_project/350m1$Build-2</meta:generator>
  </office:meta>
</office:document-meta>
</file>